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1.184cm"/>
    </style:style>
    <style:style style:name="co3" style:family="table-column">
      <style:table-column-properties fo:break-before="auto" style:column-width="1.3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ff8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6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158466"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b4c7dc" fo:wrap-option="wrap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e994" fo:wrap-option="wrap" fo:border-left="none" fo:border-right="none" fo:border-top="0.06pt solid #000000"/>
    </style:style>
    <style:style style:name="ce11" style:family="table-cell" style:parent-style-name="Default">
      <style:table-cell-properties fo:background-color="#b4c7dc" fo:wrap-option="wrap"/>
    </style:style>
    <style:style style:name="ce12" style:family="table-cell" style:parent-style-name="Default">
      <style:table-cell-properties fo:background-color="#ffe994" fo:wrap-option="wrap"/>
    </style:style>
    <style:style style:name="ce13" style:family="table-cell" style:parent-style-name="Default">
      <style:table-cell-properties fo:border-bottom="0.06pt solid #000000" fo:background-color="#ff8000" fo:wrap-option="wrap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00a933" fo:wrap-option="wrap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y slidin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 range</text:p>
          </table:table-cell>
          <table:table-cell table:style-name="ce1" office:value-type="string" calcext:value-type="string">
            <text:p>Optz</text:p>
          </table:table-cell>
          <table:table-cell table:style-name="ce1" office:value-type="string" calcext:value-type="string">
            <text:p>Ratios</text:p>
          </table:table-cell>
          <table:table-cell table:style-name="ce1" office:value-type="string" calcext:value-type="string">
            <text:p>Returns</text:p>
          </table:table-cell>
          <table:table-cell table:style-name="ce1" office:value-type="string" calcext:value-type="string">
            <text:p>Risk</text:p>
          </table:table-cell>
          <table:table-cell table:style-name="ce1" office:value-type="string" calcext:value-type="string">
            <text:p><text:s/>Ratio</text:p>
          </table:table-cell>
          <table:table-cell table:style-name="ce1" office:value-type="string" calcext:value-type="string">
            <text:p>ASIANPAINT Weight</text:p>
          </table:table-cell>
          <table:table-cell table:style-name="ce1" office:value-type="string" calcext:value-type="string">
            <text:p>BAJFINANCE Weight</text:p>
          </table:table-cell>
          <table:table-cell table:style-name="ce1" office:value-type="string" calcext:value-type="string">
            <text:p>BAJAJFINSV Weight</text:p>
          </table:table-cell>
          <table:table-cell table:style-name="ce1" office:value-type="string" calcext:value-type="string">
            <text:p>BRITANNIA Weight</text:p>
          </table:table-cell>
          <table:table-cell table:style-name="ce1" office:value-type="string" calcext:value-type="string">
            <text:p>DIVISLAB Weight</text:p>
          </table:table-cell>
          <table:table-cell table:style-name="ce1" office:value-type="string" calcext:value-type="string">
            <text:p>GRASIM Weight</text:p>
          </table:table-cell>
          <table:table-cell table:style-name="ce1" office:value-type="string" calcext:value-type="string">
            <text:p>HCLTECH Weight</text:p>
          </table:table-cell>
          <table:table-cell table:style-name="ce1" office:value-type="string" calcext:value-type="string">
            <text:p>HDFCBANK Weight</text:p>
          </table:table-cell>
          <table:table-cell table:style-name="ce1" office:value-type="string" calcext:value-type="string">
            <text:p>HINDALCO Weight</text:p>
          </table:table-cell>
          <table:table-cell table:style-name="ce1" office:value-type="string" calcext:value-type="string">
            <text:p>HINDUNILVR Weight</text:p>
          </table:table-cell>
          <table:table-cell table:style-name="ce1" office:value-type="string" calcext:value-type="string">
            <text:p>ICICIBANK Weight</text:p>
          </table:table-cell>
          <table:table-cell table:style-name="ce1" office:value-type="string" calcext:value-type="string">
            <text:p>INFY Weight</text:p>
          </table:table-cell>
          <table:table-cell table:style-name="ce1" office:value-type="string" calcext:value-type="string">
            <text:p>JSWSTEEL Weight</text:p>
          </table:table-cell>
          <table:table-cell table:style-name="ce1" office:value-type="string" calcext:value-type="string">
            <text:p>LT Weight</text:p>
          </table:table-cell>
          <table:table-cell table:style-name="ce1" office:value-type="string" calcext:value-type="string">
            <text:p>NESTLEIND Weight</text:p>
          </table:table-cell>
          <table:table-cell table:style-name="ce1" office:value-type="string" calcext:value-type="string">
            <text:p>POWERGRID Weight</text:p>
          </table:table-cell>
          <table:table-cell table:style-name="ce1" office:value-type="string" calcext:value-type="string">
            <text:p>RELIANCE Weight</text:p>
          </table:table-cell>
          <table:table-cell table:style-name="ce1" office:value-type="string" calcext:value-type="string">
            <text:p>TCS Weight</text:p>
          </table:table-cell>
          <table:table-cell table:style-name="ce1" office:value-type="string" calcext:value-type="string">
            <text:p>TATACONSUM Weight</text:p>
          </table:table-cell>
          <table:table-cell table:style-name="ce1" office:value-type="string" calcext:value-type="string">
            <text:p>TATASTEEL Weight</text:p>
          </table:table-cell>
          <table:table-cell table:style-name="ce1" office:value-type="string" calcext:value-type="string">
            <text:p>TECHM Weight</text:p>
          </table:table-cell>
          <table:table-cell table:style-name="ce1" office:value-type="string" calcext:value-type="string">
            <text:p>TITAN Weight</text:p>
          </table:table-cell>
          <table:table-cell table:style-name="ce1" office:value-type="string" calcext:value-type="string">
            <text:p>ULTRACEMCO Weight</text:p>
          </table:table-cell>
          <table:table-cell table:style-name="ce1" office:value-type="string" calcext:value-type="string">
            <text:p>WIPRO Weight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1" table:number-rows-spanned="6">
            <text:p>1-Jan-2016 :: 31-dec-2020</text:p>
          </table:table-cell>
          <table:table-cell table:style-name="ce4" office:value-type="string" calcext:value-type="string" table:number-columns-spanned="1" table:number-rows-spanned="2">
            <text:p>MVO</text:p>
          </table:table-cell>
          <table:table-cell table:style-name="ce9" office:value-type="string" calcext:value-type="string">
            <text:p>Sharpe</text:p>
          </table:table-cell>
          <table:table-cell table:style-name="ce13" office:value-type="float" office:value="29.0024767576436" calcext:value-type="float">
            <text:p>29.0024767576436</text:p>
          </table:table-cell>
          <table:table-cell table:style-name="ce13" office:value-type="float" office:value="18.0502903890369" calcext:value-type="float">
            <text:p>18.0502903890369</text:p>
          </table:table-cell>
          <table:table-cell table:style-name="ce13" office:value-type="float" office:value="1.40842480700943" calcext:value-type="float">
            <text:p>1.40842480700943</text:p>
          </table:table-cell>
          <table:table-cell table:style-name="ce13" office:value-type="float" office:value="4.06656369623178" calcext:value-type="float">
            <text:p>4.06656369623178</text:p>
          </table:table-cell>
          <table:table-cell table:style-name="ce13" office:value-type="float" office:value="7.21038355794301" calcext:value-type="float">
            <text:p>7.21038355794301</text:p>
          </table:table-cell>
          <table:table-cell table:style-name="ce13" office:value-type="float" office:value="1.82021460121638" calcext:value-type="float">
            <text:p>1.82021460121638</text:p>
          </table:table-cell>
          <table:table-cell table:style-name="ce13" office:value-type="float" office:value="1.85032547775028" calcext:value-type="float">
            <text:p>1.85032547775028</text:p>
          </table:table-cell>
          <table:table-cell table:style-name="ce13" office:value-type="float" office:value="7.8607670770402" calcext:value-type="float">
            <text:p>7.8607670770402</text:p>
          </table:table-cell>
          <table:table-cell table:style-name="ce13" office:value-type="float" office:value="3.09137362443181" calcext:value-type="float">
            <text:p>3.09137362443181</text:p>
          </table:table-cell>
          <table:table-cell table:style-name="ce13" office:value-type="float" office:value="0.972657067658273" calcext:value-type="float">
            <text:p>0.972657067658273</text:p>
          </table:table-cell>
          <table:table-cell table:style-name="ce13" office:value-type="float" office:value="3.90087837359243" calcext:value-type="float">
            <text:p>3.90087837359243</text:p>
          </table:table-cell>
          <table:table-cell table:style-name="ce13" office:value-type="float" office:value="2.36470947428501" calcext:value-type="float">
            <text:p>2.36470947428501</text:p>
          </table:table-cell>
          <table:table-cell table:style-name="ce13" office:value-type="float" office:value="7.91218231898922" calcext:value-type="float">
            <text:p>7.91218231898922</text:p>
          </table:table-cell>
          <table:table-cell table:style-name="ce13" office:value-type="float" office:value="0.331072046224673" calcext:value-type="float">
            <text:p>0.331072046224673</text:p>
          </table:table-cell>
          <table:table-cell table:style-name="ce13" office:value-type="float" office:value="6.75736306215955" calcext:value-type="float">
            <text:p>6.75736306215955</text:p>
          </table:table-cell>
          <table:table-cell table:style-name="ce13" office:value-type="float" office:value="3.95184050554866" calcext:value-type="float">
            <text:p>3.95184050554866</text:p>
          </table:table-cell>
          <table:table-cell table:style-name="ce13" office:value-type="float" office:value="2.13791114772397" calcext:value-type="float">
            <text:p>2.13791114772397</text:p>
          </table:table-cell>
          <table:table-cell table:style-name="ce13" office:value-type="float" office:value="9.49076106043911" calcext:value-type="float">
            <text:p>9.49076106043911</text:p>
          </table:table-cell>
          <table:table-cell table:style-name="ce13" office:value-type="float" office:value="1.22873727996106" calcext:value-type="float">
            <text:p>1.22873727996106</text:p>
          </table:table-cell>
          <table:table-cell table:style-name="ce13" office:value-type="float" office:value="4.50727547001339" calcext:value-type="float">
            <text:p>4.50727547001339</text:p>
          </table:table-cell>
          <table:table-cell table:style-name="ce13" office:value-type="float" office:value="0.986164374050169" calcext:value-type="float">
            <text:p>0.986164374050169</text:p>
          </table:table-cell>
          <table:table-cell table:style-name="ce13" office:value-type="float" office:value="7.31509100188352" calcext:value-type="float">
            <text:p>7.31509100188352</text:p>
          </table:table-cell>
          <table:table-cell table:style-name="ce13" office:value-type="float" office:value="3.238797158301" calcext:value-type="float">
            <text:p>3.238797158301</text:p>
          </table:table-cell>
          <table:table-cell table:style-name="ce13" office:value-type="float" office:value="4.8387294804073" calcext:value-type="float">
            <text:p>4.8387294804073</text:p>
          </table:table-cell>
          <table:table-cell table:style-name="ce13" office:value-type="float" office:value="9.16132257726823" calcext:value-type="float">
            <text:p>9.16132257726823</text:p>
          </table:table-cell>
          <table:table-cell table:style-name="ce13" office:value-type="float" office:value="0.777870903438685" calcext:value-type="float">
            <text:p>0.777870903438685</text:p>
          </table:table-cell>
          <table:table-cell table:style-name="ce13" office:value-type="float" office:value="4.22700866344227" calcext:value-type="float">
            <text:p>4.22700866344227</text:p>
          </table:table-cell>
          <table:table-cell table:number-columns-repeated="994"/>
        </table:table-row>
        <table:table-row table:style-name="ro2">
          <table:covered-table-cell table:style-name="ce17"/>
          <table:covered-table-cell table:style-name="ce5"/>
          <table:table-cell table:style-name="ce10" office:value-type="string" calcext:value-type="string">
            <text:p>Sortino</text:p>
          </table:table-cell>
          <table:table-cell table:style-name="ce13" office:value-type="float" office:value="29.0024767576436" calcext:value-type="float">
            <text:p>29.0024767576436</text:p>
          </table:table-cell>
          <table:table-cell table:style-name="ce13" office:value-type="float" office:value="11.2799158497602" calcext:value-type="float">
            <text:p>11.2799158497602</text:p>
          </table:table-cell>
          <table:table-cell table:style-name="ce13" office:value-type="float" office:value="2.25378248350887" calcext:value-type="float">
            <text:p>2.25378248350887</text:p>
          </table:table-cell>
          <table:table-cell table:style-name="ce13" office:value-type="float" office:value="4.06656369623178" calcext:value-type="float">
            <text:p>4.06656369623178</text:p>
          </table:table-cell>
          <table:table-cell table:style-name="ce13" office:value-type="float" office:value="7.21038355794301" calcext:value-type="float">
            <text:p>7.21038355794301</text:p>
          </table:table-cell>
          <table:table-cell table:style-name="ce13" office:value-type="float" office:value="1.82021460121638" calcext:value-type="float">
            <text:p>1.82021460121638</text:p>
          </table:table-cell>
          <table:table-cell table:style-name="ce13" office:value-type="float" office:value="1.85032547775028" calcext:value-type="float">
            <text:p>1.85032547775028</text:p>
          </table:table-cell>
          <table:table-cell table:style-name="ce13" office:value-type="float" office:value="7.8607670770402" calcext:value-type="float">
            <text:p>7.8607670770402</text:p>
          </table:table-cell>
          <table:table-cell table:style-name="ce13" office:value-type="float" office:value="3.09137362443181" calcext:value-type="float">
            <text:p>3.09137362443181</text:p>
          </table:table-cell>
          <table:table-cell table:style-name="ce13" office:value-type="float" office:value="0.972657067658273" calcext:value-type="float">
            <text:p>0.972657067658273</text:p>
          </table:table-cell>
          <table:table-cell table:style-name="ce13" office:value-type="float" office:value="3.90087837359243" calcext:value-type="float">
            <text:p>3.90087837359243</text:p>
          </table:table-cell>
          <table:table-cell table:style-name="ce13" office:value-type="float" office:value="2.36470947428501" calcext:value-type="float">
            <text:p>2.36470947428501</text:p>
          </table:table-cell>
          <table:table-cell table:style-name="ce13" office:value-type="float" office:value="7.91218231898922" calcext:value-type="float">
            <text:p>7.91218231898922</text:p>
          </table:table-cell>
          <table:table-cell table:style-name="ce13" office:value-type="float" office:value="0.331072046224673" calcext:value-type="float">
            <text:p>0.331072046224673</text:p>
          </table:table-cell>
          <table:table-cell table:style-name="ce13" office:value-type="float" office:value="6.75736306215955" calcext:value-type="float">
            <text:p>6.75736306215955</text:p>
          </table:table-cell>
          <table:table-cell table:style-name="ce13" office:value-type="float" office:value="3.95184050554866" calcext:value-type="float">
            <text:p>3.95184050554866</text:p>
          </table:table-cell>
          <table:table-cell table:style-name="ce13" office:value-type="float" office:value="2.13791114772397" calcext:value-type="float">
            <text:p>2.13791114772397</text:p>
          </table:table-cell>
          <table:table-cell table:style-name="ce13" office:value-type="float" office:value="9.49076106043911" calcext:value-type="float">
            <text:p>9.49076106043911</text:p>
          </table:table-cell>
          <table:table-cell table:style-name="ce13" office:value-type="float" office:value="1.22873727996106" calcext:value-type="float">
            <text:p>1.22873727996106</text:p>
          </table:table-cell>
          <table:table-cell table:style-name="ce13" office:value-type="float" office:value="4.50727547001339" calcext:value-type="float">
            <text:p>4.50727547001339</text:p>
          </table:table-cell>
          <table:table-cell table:style-name="ce13" office:value-type="float" office:value="0.986164374050169" calcext:value-type="float">
            <text:p>0.986164374050169</text:p>
          </table:table-cell>
          <table:table-cell table:style-name="ce13" office:value-type="float" office:value="7.31509100188352" calcext:value-type="float">
            <text:p>7.31509100188352</text:p>
          </table:table-cell>
          <table:table-cell table:style-name="ce13" office:value-type="float" office:value="3.238797158301" calcext:value-type="float">
            <text:p>3.238797158301</text:p>
          </table:table-cell>
          <table:table-cell table:style-name="ce13" office:value-type="float" office:value="4.8387294804073" calcext:value-type="float">
            <text:p>4.8387294804073</text:p>
          </table:table-cell>
          <table:table-cell table:style-name="ce13" office:value-type="float" office:value="9.16132257726823" calcext:value-type="float">
            <text:p>9.16132257726823</text:p>
          </table:table-cell>
          <table:table-cell table:style-name="ce13" office:value-type="float" office:value="0.777870903438685" calcext:value-type="float">
            <text:p>0.777870903438685</text:p>
          </table:table-cell>
          <table:table-cell table:style-name="ce13" office:value-type="float" office:value="4.22700866344227" calcext:value-type="float">
            <text:p>4.22700866344227</text:p>
          </table:table-cell>
          <table:table-cell table:number-columns-repeated="994"/>
        </table:table-row>
        <table:table-row table:style-name="ro2">
          <table:covered-table-cell table:style-name="ce17"/>
          <table:table-cell table:style-name="ce6" office:value-type="string" calcext:value-type="string" table:number-columns-spanned="1" table:number-rows-spanned="2">
            <text:p>PSO</text:p>
          </table:table-cell>
          <table:table-cell table:style-name="ce11" office:value-type="string" calcext:value-type="string">
            <text:p>Sharpe</text:p>
          </table:table-cell>
          <table:table-cell office:value-type="float" office:value="33.4" calcext:value-type="float">
            <text:p>33.4</text:p>
          </table:table-cell>
          <table:table-cell office:value-type="float" office:value="20.1246117974981" calcext:value-type="float">
            <text:p>20.1246117974981</text:p>
          </table:table-cell>
          <table:table-cell office:value-type="float" office:value="1.48176771308986" calcext:value-type="float">
            <text:p>1.48176771308986</text:p>
          </table:table-cell>
          <table:table-cell office:value-type="float" office:value="0.0795273909776528" calcext:value-type="float">
            <text:p>0.0795273909776528</text:p>
          </table:table-cell>
          <table:table-cell office:value-type="float" office:value="22.4464268497482" calcext:value-type="float">
            <text:p>22.4464268497482</text:p>
          </table:table-cell>
          <table:table-cell office:value-type="float" office:value="0.257334368444762" calcext:value-type="float">
            <text:p>0.257334368444762</text:p>
          </table:table-cell>
          <table:table-cell office:value-type="float" office:value="0.839705646154588" calcext:value-type="float">
            <text:p>0.839705646154588</text:p>
          </table:table-cell>
          <table:table-cell office:value-type="float" office:value="13.7696386870088" calcext:value-type="float">
            <text:p>13.7696386870088</text:p>
          </table:table-cell>
          <table:table-cell office:value-type="float" office:value="0.776768131943479" calcext:value-type="float">
            <text:p>0.776768131943479</text:p>
          </table:table-cell>
          <table:table-cell office:value-type="float" office:value="13.266950941268" calcext:value-type="float">
            <text:p>13.266950941268</text:p>
          </table:table-cell>
          <table:table-cell office:value-type="float" office:value="3.12185935387879" calcext:value-type="float">
            <text:p>3.12185935387879</text:p>
          </table:table-cell>
          <table:table-cell office:value-type="float" office:value="0.0391375422963571" calcext:value-type="float">
            <text:p>0.0391375422963571</text:p>
          </table:table-cell>
          <table:table-cell office:value-type="float" office:value="8.099326370918" calcext:value-type="float">
            <text:p>8.099326370918</text:p>
          </table:table-cell>
          <table:table-cell office:value-type="float" office:value="0.00776093731970228" calcext:value-type="float">
            <text:p>0.00776093731970228</text:p>
          </table:table-cell>
          <table:table-cell office:value-type="float" office:value="0.115734468143942" calcext:value-type="float">
            <text:p>0.115734468143942</text:p>
          </table:table-cell>
          <table:table-cell office:value-type="float" office:value="0.700010545353425" calcext:value-type="float">
            <text:p>0.700010545353425</text:p>
          </table:table-cell>
          <table:table-cell office:value-type="float" office:value="0.471709034463638" calcext:value-type="float">
            <text:p>0.471709034463638</text:p>
          </table:table-cell>
          <table:table-cell office:value-type="float" office:value="9.16390142617467" calcext:value-type="float">
            <text:p>9.16390142617467</text:p>
          </table:table-cell>
          <table:table-cell office:value-type="float" office:value="0.644297540295543" calcext:value-type="float">
            <text:p>0.644297540295543</text:p>
          </table:table-cell>
          <table:table-cell office:value-type="float" office:value="0.0528117123171443" calcext:value-type="float">
            <text:p>0.0528117123171443</text:p>
          </table:table-cell>
          <table:table-cell office:value-type="float" office:value="0.383615737951804" calcext:value-type="float">
            <text:p>0.383615737951804</text:p>
          </table:table-cell>
          <table:table-cell office:value-type="float" office:value="3.61312356740554" calcext:value-type="float">
            <text:p>3.61312356740554</text:p>
          </table:table-cell>
          <table:table-cell office:value-type="float" office:value="5.80788052845637" calcext:value-type="float">
            <text:p>5.80788052845637</text:p>
          </table:table-cell>
          <table:table-cell office:value-type="float" office:value="1.47507561034199" calcext:value-type="float">
            <text:p>1.47507561034199</text:p>
          </table:table-cell>
          <table:table-cell office:value-type="float" office:value="13.2410058761967" calcext:value-type="float">
            <text:p>13.2410058761967</text:p>
          </table:table-cell>
          <table:table-cell office:value-type="float" office:value="0.22518442267865" calcext:value-type="float">
            <text:p>0.22518442267865</text:p>
          </table:table-cell>
          <table:table-cell office:value-type="float" office:value="1.40121331026233" calcext:value-type="float">
            <text:p>1.40121331026233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office:value-type="float" office:value="28.2" calcext:value-type="float">
            <text:p>28.2</text:p>
          </table:table-cell>
          <table:table-cell office:value-type="float" office:value="10.733126291999" calcext:value-type="float">
            <text:p>10.733126291999</text:p>
          </table:table-cell>
          <table:table-cell office:value-type="float" office:value="2.29383306691853" calcext:value-type="float">
            <text:p>2.29383306691853</text:p>
          </table:table-cell>
          <table:table-cell office:value-type="float" office:value="1.65439854767999" calcext:value-type="float">
            <text:p>1.65439854767999</text:p>
          </table:table-cell>
          <table:table-cell office:value-type="float" office:value="0.00000327138866710872" calcext:value-type="float">
            <text:p>3.27138866710872E-06</text:p>
          </table:table-cell>
          <table:table-cell office:value-type="float" office:value="8.70726223391526" calcext:value-type="float">
            <text:p>8.70726223391526</text:p>
          </table:table-cell>
          <table:table-cell office:value-type="float" office:value="0.00693074116124822" calcext:value-type="float">
            <text:p>0.00693074116124822</text:p>
          </table:table-cell>
          <table:table-cell office:value-type="float" office:value="0.311459530951987" calcext:value-type="float">
            <text:p>0.311459530951987</text:p>
          </table:table-cell>
          <table:table-cell office:value-type="float" office:value="0.0360656073248789" calcext:value-type="float">
            <text:p>0.0360656073248789</text:p>
          </table:table-cell>
          <table:table-cell office:value-type="float" office:value="13.8390635904781" calcext:value-type="float">
            <text:p>13.8390635904781</text:p>
          </table:table-cell>
          <table:table-cell office:value-type="float" office:value="2.90050364691383" calcext:value-type="float">
            <text:p>2.90050364691383</text:p>
          </table:table-cell>
          <table:table-cell office:value-type="float" office:value="0.0426436799605714" calcext:value-type="float">
            <text:p>0.0426436799605714</text:p>
          </table:table-cell>
          <table:table-cell office:value-type="float" office:value="0.195213362114255" calcext:value-type="float">
            <text:p>0.195213362114255</text:p>
          </table:table-cell>
          <table:table-cell office:value-type="float" office:value="0.270919263165429" calcext:value-type="float">
            <text:p>0.270919263165429</text:p>
          </table:table-cell>
          <table:table-cell office:value-type="float" office:value="0.000556593629950755" calcext:value-type="float">
            <text:p>0.000556593629950755</text:p>
          </table:table-cell>
          <table:table-cell office:value-type="float" office:value="0.000896914277773642" calcext:value-type="float">
            <text:p>0.000896914277773642</text:p>
          </table:table-cell>
          <table:table-cell office:value-type="float" office:value="0.0255930242767771" calcext:value-type="float">
            <text:p>0.0255930242767771</text:p>
          </table:table-cell>
          <table:table-cell office:value-type="float" office:value="42.2484109538347" calcext:value-type="float">
            <text:p>42.2484109538347</text:p>
          </table:table-cell>
          <table:table-cell office:value-type="float" office:value="5.55687253719257" calcext:value-type="float">
            <text:p>5.55687253719257</text:p>
          </table:table-cell>
          <table:table-cell office:value-type="float" office:value="4.78309864380242" calcext:value-type="float">
            <text:p>4.78309864380242</text:p>
          </table:table-cell>
          <table:table-cell office:value-type="float" office:value="1.9062865557336" calcext:value-type="float">
            <text:p>1.9062865557336</text:p>
          </table:table-cell>
          <table:table-cell office:value-type="float" office:value="17.2813893591191" calcext:value-type="float">
            <text:p>17.2813893591191</text:p>
          </table:table-cell>
          <table:table-cell office:value-type="float" office:value="0.000132904759460731" calcext:value-type="float">
            <text:p>0.000132904759460731</text:p>
          </table:table-cell>
          <table:table-cell office:value-type="float" office:value="0.0503561092109571" calcext:value-type="float">
            <text:p>0.0503561092109571</text:p>
          </table:table-cell>
          <table:table-cell office:value-type="float" office:value="0.12957429879381" calcext:value-type="float">
            <text:p>0.12957429879381</text:p>
          </table:table-cell>
          <table:table-cell office:value-type="float" office:value="0.0189822713404904" calcext:value-type="float">
            <text:p>0.0189822713404904</text:p>
          </table:table-cell>
          <table:table-cell office:value-type="float" office:value="0.0333863589740876" calcext:value-type="float">
            <text:p>0.0333863589740876</text:p>
          </table:table-cell>
          <table:table-cell table:number-columns-repeated="994"/>
        </table:table-row>
        <table:table-row table:style-name="ro2">
          <table:covered-table-cell table:style-name="ce17"/>
          <table:table-cell table:style-name="ce7" office:value-type="string" calcext:value-type="string" table:number-columns-spanned="1" table:number-rows-spanned="2">
            <text:p>ACO</text:p>
          </table:table-cell>
          <table:table-cell table:style-name="ce11" office:value-type="string" calcext:value-type="string">
            <text:p>Sharpe</text:p>
          </table:table-cell>
          <table:table-cell table:style-name="ce14" office:value-type="float" office:value="0.279004716963325" calcext:value-type="float">
            <text:p>0.279004716963325</text:p>
          </table:table-cell>
          <table:table-cell table:style-name="ce14" office:value-type="float" office:value="0.181111190804886" calcext:value-type="float">
            <text:p>0.181111190804886</text:p>
          </table:table-cell>
          <table:table-cell table:style-name="ce14" office:value-type="float" office:value="1.3428475395832" calcext:value-type="float">
            <text:p>1.3428475395832</text:p>
          </table:table-cell>
          <table:table-cell table:style-name="ce14" office:value-type="float" office:value="0.0279233758435109" calcext:value-type="float">
            <text:p>0.0279233758435109</text:p>
          </table:table-cell>
          <table:table-cell table:style-name="ce14" office:value-type="float" office:value="0.0588457801956114" calcext:value-type="float">
            <text:p>0.0588457801956114</text:p>
          </table:table-cell>
          <table:table-cell table:style-name="ce14" office:value-type="float" office:value="0.0485383120782446" calcext:value-type="float">
            <text:p>0.0485383120782446</text:p>
          </table:table-cell>
          <table:table-cell table:style-name="ce14" office:value-type="float" office:value="0.079460716430345" calcext:value-type="float">
            <text:p>0.079460716430345</text:p>
          </table:table-cell>
          <table:table-cell table:style-name="ce14" office:value-type="float" office:value="0.0588457801956114" calcext:value-type="float">
            <text:p>0.0588457801956114</text:p>
          </table:table-cell>
          <table:table-cell table:number-columns-repeated="2" table:style-name="ce14" office:value-type="float" office:value="0.0124621736674607" calcext:value-type="float">
            <text:p>0.0124621736674607</text:p>
          </table:table-cell>
          <table:table-cell table:style-name="ce14" office:value-type="float" office:value="0.079460716430345" calcext:value-type="float">
            <text:p>0.079460716430345</text:p>
          </table:table-cell>
          <table:table-cell table:style-name="ce14" office:value-type="float" office:value="0.053692046136928" calcext:value-type="float">
            <text:p>0.053692046136928</text:p>
          </table:table-cell>
          <table:table-cell table:style-name="ce14" office:value-type="float" office:value="0.0639995142542948" calcext:value-type="float">
            <text:p>0.0639995142542948</text:p>
          </table:table-cell>
          <table:table-cell table:style-name="ce14" office:value-type="float" office:value="0.00730843960877726" calcext:value-type="float">
            <text:p>0.00730843960877726</text:p>
          </table:table-cell>
          <table:table-cell table:style-name="ce14" office:value-type="float" office:value="0.0639995142542948" calcext:value-type="float">
            <text:p>0.0639995142542948</text:p>
          </table:table-cell>
          <table:table-cell table:style-name="ce14" office:value-type="float" office:value="0.0433845780195611" calcext:value-type="float">
            <text:p>0.0433845780195611</text:p>
          </table:table-cell>
          <table:table-cell table:style-name="ce14" office:value-type="float" office:value="0.0330771099021943" calcext:value-type="float">
            <text:p>0.0330771099021943</text:p>
          </table:table-cell>
          <table:table-cell table:style-name="ce14" office:value-type="float" office:value="0.0691532483129782" calcext:value-type="float">
            <text:p>0.0691532483129782</text:p>
          </table:table-cell>
          <table:table-cell table:style-name="ce14" office:value-type="float" office:value="0.0124621736674607" calcext:value-type="float">
            <text:p>0.0124621736674607</text:p>
          </table:table-cell>
          <table:table-cell table:style-name="ce14" office:value-type="float" office:value="0.0588457801956114" calcext:value-type="float">
            <text:p>0.0588457801956114</text:p>
          </table:table-cell>
          <table:table-cell table:style-name="ce14" office:value-type="float" office:value="0.053692046136928" calcext:value-type="float">
            <text:p>0.053692046136928</text:p>
          </table:table-cell>
          <table:table-cell table:style-name="ce14" office:value-type="float" office:value="0.0691532483129782" calcext:value-type="float">
            <text:p>0.0691532483129782</text:p>
          </table:table-cell>
          <table:table-cell table:style-name="ce14" office:value-type="float" office:value="0.0124621736674607" calcext:value-type="float">
            <text:p>0.0124621736674607</text:p>
          </table:table-cell>
          <table:table-cell table:style-name="ce14" office:value-type="float" office:value="0.0382308439608777" calcext:value-type="float">
            <text:p>0.0382308439608777</text:p>
          </table:table-cell>
          <table:table-cell table:style-name="ce14" office:value-type="float" office:value="0.00730843960877726" calcext:value-type="float">
            <text:p>0.00730843960877726</text:p>
          </table:table-cell>
          <table:table-cell table:style-name="ce14" office:value-type="float" office:value="0.0227696417848275" calcext:value-type="float">
            <text:p>0.0227696417848275</text:p>
          </table:table-cell>
          <table:table-cell table:style-name="ce14" office:value-type="float" office:value="0.0124621736674607" calcext:value-type="float">
            <text:p>0.0124621736674607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style-name="ce14" office:value-type="float" office:value="0.280675362810934" calcext:value-type="float">
            <text:p>0.280675362810934</text:p>
          </table:table-cell>
          <table:table-cell table:style-name="ce14" office:value-type="float" office:value="0.115338965607968" calcext:value-type="float">
            <text:p>0.115338965607968</text:p>
          </table:table-cell>
          <table:table-cell table:style-name="ce14" office:value-type="float" office:value="2.12309310665446" calcext:value-type="float">
            <text:p>2.12309310665446</text:p>
          </table:table-cell>
          <table:table-cell table:style-name="ce14" office:value-type="float" office:value="0.0555594400027944" calcext:value-type="float">
            <text:p>0.0555594400027944</text:p>
          </table:table-cell>
          <table:table-cell table:style-name="ce14" office:value-type="float" office:value="0.0700562469622321" calcext:value-type="float">
            <text:p>0.0700562469622321</text:p>
          </table:table-cell>
          <table:table-cell table:style-name="ce14" office:value-type="float" office:value="0.00723675013800217" calcext:value-type="float">
            <text:p>0.00723675013800217</text:p>
          </table:table-cell>
          <table:table-cell table:style-name="ce14" office:value-type="float" office:value="0.0362303640568775" calcext:value-type="float">
            <text:p>0.0362303640568775</text:p>
          </table:table-cell>
          <table:table-cell table:style-name="ce14" office:value-type="float" office:value="0.0748885159487114" calcext:value-type="float">
            <text:p>0.0748885159487114</text:p>
          </table:table-cell>
          <table:table-cell table:style-name="ce14" office:value-type="float" office:value="0.0169012881109606" calcext:value-type="float">
            <text:p>0.0169012881109606</text:p>
          </table:table-cell>
          <table:table-cell table:style-name="ce14" office:value-type="float" office:value="0.00723675013800217" calcext:value-type="float">
            <text:p>0.00723675013800217</text:p>
          </table:table-cell>
          <table:table-cell table:style-name="ce14" office:value-type="float" office:value="0.0700562469622321" calcext:value-type="float">
            <text:p>0.0700562469622321</text:p>
          </table:table-cell>
          <table:table-cell table:style-name="ce14" office:value-type="float" office:value="0.0362303640568775" calcext:value-type="float">
            <text:p>0.0362303640568775</text:p>
          </table:table-cell>
          <table:table-cell table:style-name="ce14" office:value-type="float" office:value="0.0555594400027944" calcext:value-type="float">
            <text:p>0.0555594400027944</text:p>
          </table:table-cell>
          <table:table-cell table:style-name="ce14" office:value-type="float" office:value="0.0313980950703983" calcext:value-type="float">
            <text:p>0.0313980950703983</text:p>
          </table:table-cell>
          <table:table-cell table:style-name="ce14" office:value-type="float" office:value="0.0700562469622321" calcext:value-type="float">
            <text:p>0.0700562469622321</text:p>
          </table:table-cell>
          <table:table-cell table:style-name="ce14" office:value-type="float" office:value="0.0313980950703983" calcext:value-type="float">
            <text:p>0.0313980950703983</text:p>
          </table:table-cell>
          <table:table-cell table:style-name="ce14" office:value-type="float" office:value="0.0169012881109606" calcext:value-type="float">
            <text:p>0.0169012881109606</text:p>
          </table:table-cell>
          <table:table-cell table:style-name="ce14" office:value-type="float" office:value="0.0603917089892737" calcext:value-type="float">
            <text:p>0.0603917089892737</text:p>
          </table:table-cell>
          <table:table-cell table:number-columns-repeated="2" table:style-name="ce14" office:value-type="float" office:value="0.0169012881109606" calcext:value-type="float">
            <text:p>0.0169012881109606</text:p>
          </table:table-cell>
          <table:table-cell table:style-name="ce14" office:value-type="float" office:value="0.0313980950703983" calcext:value-type="float">
            <text:p>0.0313980950703983</text:p>
          </table:table-cell>
          <table:table-cell table:style-name="ce14" office:value-type="float" office:value="0.0603917089892737" calcext:value-type="float">
            <text:p>0.0603917089892737</text:p>
          </table:table-cell>
          <table:table-cell table:style-name="ce14" office:value-type="float" office:value="0.045894902029836" calcext:value-type="float">
            <text:p>0.045894902029836</text:p>
          </table:table-cell>
          <table:table-cell table:style-name="ce14" office:value-type="float" office:value="0.0555594400027944" calcext:value-type="float">
            <text:p>0.0555594400027944</text:p>
          </table:table-cell>
          <table:table-cell table:style-name="ce14" office:value-type="float" office:value="0.0748885159487114" calcext:value-type="float">
            <text:p>0.0748885159487114</text:p>
          </table:table-cell>
          <table:table-cell table:style-name="ce14" office:value-type="float" office:value="0.045894902029836" calcext:value-type="float">
            <text:p>0.045894902029836</text:p>
          </table:table-cell>
          <table:table-cell table:style-name="ce14" office:value-type="float" office:value="0.0120690191244814" calcext:value-type="float">
            <text:p>0.0120690191244814</text:p>
          </table:table-cell>
          <table:table-cell table:number-columns-repeated="994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6">
            <text:p>4-Jan-2016 :: 1-Jan-2021</text:p>
          </table:table-cell>
          <table:table-cell table:style-name="ce8" office:value-type="string" calcext:value-type="string" table:number-columns-spanned="1" table:number-rows-spanned="2">
            <text:p>MVO</text:p>
          </table:table-cell>
          <table:table-cell table:style-name="ce11" office:value-type="string" calcext:value-type="string">
            <text:p>Sharpe</text:p>
          </table:table-cell>
          <table:table-cell table:style-name="Default" office:value-type="float" office:value="29.3174407279202" calcext:value-type="float">
            <text:p>29.3174407279202</text:p>
          </table:table-cell>
          <table:table-cell table:style-name="Default" office:value-type="float" office:value="17.7929208622731" calcext:value-type="float">
            <text:p>17.7929208622731</text:p>
          </table:table-cell>
          <table:table-cell table:style-name="Default" office:value-type="float" office:value="1.44649891533504" calcext:value-type="float">
            <text:p>1.44649891533504</text:p>
          </table:table-cell>
          <table:table-cell table:style-name="Default" office:value-type="float" office:value="7.27956316338224" calcext:value-type="float">
            <text:p>7.27956316338224</text:p>
          </table:table-cell>
          <table:table-cell table:style-name="Default" office:value-type="float" office:value="7.08018280384308" calcext:value-type="float">
            <text:p>7.08018280384308</text:p>
          </table:table-cell>
          <table:table-cell table:style-name="Default" office:value-type="float" office:value="8.12258703783432" calcext:value-type="float">
            <text:p>8.12258703783432</text:p>
          </table:table-cell>
          <table:table-cell table:style-name="Default" office:value-type="float" office:value="0.609233998202381" calcext:value-type="float">
            <text:p>0.609233998202381</text:p>
          </table:table-cell>
          <table:table-cell table:style-name="Default" office:value-type="float" office:value="5.88471707485076" calcext:value-type="float">
            <text:p>5.88471707485076</text:p>
          </table:table-cell>
          <table:table-cell table:style-name="Default" office:value-type="float" office:value="1.09329824203042" calcext:value-type="float">
            <text:p>1.09329824203042</text:p>
          </table:table-cell>
          <table:table-cell table:style-name="Default" office:value-type="float" office:value="4.19405185186665" calcext:value-type="float">
            <text:p>4.19405185186665</text:p>
          </table:table-cell>
          <table:table-cell table:style-name="Default" office:value-type="float" office:value="5.22626283438722" calcext:value-type="float">
            <text:p>5.22626283438722</text:p>
          </table:table-cell>
          <table:table-cell table:style-name="Default" office:value-type="float" office:value="1.86588445094868" calcext:value-type="float">
            <text:p>1.86588445094868</text:p>
          </table:table-cell>
          <table:table-cell table:style-name="Default" office:value-type="float" office:value="5.99104968131754" calcext:value-type="float">
            <text:p>5.99104968131754</text:p>
          </table:table-cell>
          <table:table-cell table:style-name="Default" office:value-type="float" office:value="0.181823100156625" calcext:value-type="float">
            <text:p>0.181823100156625</text:p>
          </table:table-cell>
          <table:table-cell table:style-name="Default" office:value-type="float" office:value="6.5383026647552" calcext:value-type="float">
            <text:p>6.5383026647552</text:p>
          </table:table-cell>
          <table:table-cell table:style-name="Default" office:value-type="float" office:value="3.81767017150334" calcext:value-type="float">
            <text:p>3.81767017150334</text:p>
          </table:table-cell>
          <table:table-cell table:style-name="Default" office:value-type="float" office:value="1.21836912375594" calcext:value-type="float">
            <text:p>1.21836912375594</text:p>
          </table:table-cell>
          <table:table-cell table:style-name="Default" office:value-type="float" office:value="7.23354994673037" calcext:value-type="float">
            <text:p>7.23354994673037</text:p>
          </table:table-cell>
          <table:table-cell table:style-name="Default" office:value-type="float" office:value="0.943319477236951" calcext:value-type="float">
            <text:p>0.943319477236951</text:p>
          </table:table-cell>
          <table:table-cell table:style-name="Default" office:value-type="float" office:value="4.39931606402397" calcext:value-type="float">
            <text:p>4.39931606402397</text:p>
          </table:table-cell>
          <table:table-cell table:style-name="Default" office:value-type="float" office:value="7.41599825499508" calcext:value-type="float">
            <text:p>7.41599825499508</text:p>
          </table:table-cell>
          <table:table-cell table:style-name="Default" office:value-type="float" office:value="6.11388048338864" calcext:value-type="float">
            <text:p>6.11388048338864</text:p>
          </table:table-cell>
          <table:table-cell table:style-name="Default" office:value-type="float" office:value="0.377624429085011" calcext:value-type="float">
            <text:p>0.377624429085011</text:p>
          </table:table-cell>
          <table:table-cell table:style-name="Default" office:value-type="float" office:value="2.95799409006951" calcext:value-type="float">
            <text:p>2.95799409006951</text:p>
          </table:table-cell>
          <table:table-cell table:style-name="Default" office:value-type="float" office:value="5.50692966795528" calcext:value-type="float">
            <text:p>5.50692966795528</text:p>
          </table:table-cell>
          <table:table-cell table:style-name="Default" office:value-type="float" office:value="2.32176652086449" calcext:value-type="float">
            <text:p>2.32176652086449</text:p>
          </table:table-cell>
          <table:table-cell table:style-name="Default" office:value-type="float" office:value="3.6266248668163" calcext:value-type="float">
            <text:p>3.6266248668163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style-name="Default" office:value-type="float" office:value="28.6551062126809" calcext:value-type="float">
            <text:p>28.6551062126809</text:p>
          </table:table-cell>
          <table:table-cell table:style-name="Default" office:value-type="float" office:value="11.0246572270486" calcext:value-type="float">
            <text:p>11.0246572270486</text:p>
          </table:table-cell>
          <table:table-cell table:style-name="Default" office:value-type="float" office:value="2.27445676507385" calcext:value-type="float">
            <text:p>2.27445676507385</text:p>
          </table:table-cell>
          <table:table-cell table:style-name="Default" office:value-type="float" office:value="6.0254620422122" calcext:value-type="float">
            <text:p>6.0254620422122</text:p>
          </table:table-cell>
          <table:table-cell table:style-name="Default" office:value-type="float" office:value="8.08367248871823" calcext:value-type="float">
            <text:p>8.08367248871823</text:p>
          </table:table-cell>
          <table:table-cell table:style-name="Default" office:value-type="float" office:value="1.93204547596984" calcext:value-type="float">
            <text:p>1.93204547596984</text:p>
          </table:table-cell>
          <table:table-cell table:style-name="Default" office:value-type="float" office:value="5.90353460930603" calcext:value-type="float">
            <text:p>5.90353460930603</text:p>
          </table:table-cell>
          <table:table-cell table:style-name="Default" office:value-type="float" office:value="3.32611939972709" calcext:value-type="float">
            <text:p>3.32611939972709</text:p>
          </table:table-cell>
          <table:table-cell table:style-name="Default" office:value-type="float" office:value="1.31768080510948" calcext:value-type="float">
            <text:p>1.31768080510948</text:p>
          </table:table-cell>
          <table:table-cell table:style-name="Default" office:value-type="float" office:value="4.48617856323846" calcext:value-type="float">
            <text:p>4.48617856323846</text:p>
          </table:table-cell>
          <table:table-cell table:style-name="Default" office:value-type="float" office:value="6.25696110823018" calcext:value-type="float">
            <text:p>6.25696110823018</text:p>
          </table:table-cell>
          <table:table-cell table:style-name="Default" office:value-type="float" office:value="1.34734955135714" calcext:value-type="float">
            <text:p>1.34734955135714</text:p>
          </table:table-cell>
          <table:table-cell table:style-name="Default" office:value-type="float" office:value="9.40778841826949" calcext:value-type="float">
            <text:p>9.40778841826949</text:p>
          </table:table-cell>
          <table:table-cell table:style-name="Default" office:value-type="float" office:value="2.68014135182134" calcext:value-type="float">
            <text:p>2.68014135182134</text:p>
          </table:table-cell>
          <table:table-cell table:style-name="Default" office:value-type="float" office:value="4.58261101823384" calcext:value-type="float">
            <text:p>4.58261101823384</text:p>
          </table:table-cell>
          <table:table-cell table:style-name="Default" office:value-type="float" office:value="1.95651377881507" calcext:value-type="float">
            <text:p>1.95651377881507</text:p>
          </table:table-cell>
          <table:table-cell table:style-name="Default" office:value-type="float" office:value="1.54081747052915" calcext:value-type="float">
            <text:p>1.54081747052915</text:p>
          </table:table-cell>
          <table:table-cell table:style-name="Default" office:value-type="float" office:value="4.59164941898513" calcext:value-type="float">
            <text:p>4.59164941898513</text:p>
          </table:table-cell>
          <table:table-cell table:style-name="Default" office:value-type="float" office:value="1.174790926356" calcext:value-type="float">
            <text:p>1.174790926356</text:p>
          </table:table-cell>
          <table:table-cell table:style-name="Default" office:value-type="float" office:value="6.63911986340101" calcext:value-type="float">
            <text:p>6.63911986340101</text:p>
          </table:table-cell>
          <table:table-cell table:style-name="Default" office:value-type="float" office:value="7.26843067946471" calcext:value-type="float">
            <text:p>7.26843067946471</text:p>
          </table:table-cell>
          <table:table-cell table:style-name="Default" office:value-type="float" office:value="5.62197292043645" calcext:value-type="float">
            <text:p>5.62197292043645</text:p>
          </table:table-cell>
          <table:table-cell table:style-name="Default" office:value-type="float" office:value="0.446726964276978" calcext:value-type="float">
            <text:p>0.446726964276978</text:p>
          </table:table-cell>
          <table:table-cell table:style-name="Default" office:value-type="float" office:value="2.17817297784553" calcext:value-type="float">
            <text:p>2.17817297784553</text:p>
          </table:table-cell>
          <table:table-cell table:style-name="Default" office:value-type="float" office:value="8.33110117570906" calcext:value-type="float">
            <text:p>8.33110117570906</text:p>
          </table:table-cell>
          <table:table-cell table:style-name="Default" office:value-type="float" office:value="0.977269607383447" calcext:value-type="float">
            <text:p>0.977269607383447</text:p>
          </table:table-cell>
          <table:table-cell table:style-name="Default" office:value-type="float" office:value="3.92388938460414" calcext:value-type="float">
            <text:p>3.92388938460414</text:p>
          </table:table-cell>
          <table:table-cell table:number-columns-repeated="994"/>
        </table:table-row>
        <table:table-row table:style-name="ro2">
          <table:covered-table-cell table:style-name="ce17"/>
          <table:table-cell table:style-name="ce6" office:value-type="string" calcext:value-type="string" table:number-columns-spanned="1" table:number-rows-spanned="2">
            <text:p>PSO</text:p>
          </table:table-cell>
          <table:table-cell table:style-name="ce11" office:value-type="string" calcext:value-type="string">
            <text:p>Sharpe</text:p>
          </table:table-cell>
          <table:table-cell table:style-name="Default" office:value-type="float" office:value="33.2" calcext:value-type="float">
            <text:p>33.2</text:p>
          </table:table-cell>
          <table:table-cell table:style-name="Default" office:value-type="float" office:value="20.1246117974981" calcext:value-type="float">
            <text:p>20.1246117974981</text:p>
          </table:table-cell>
          <table:table-cell table:style-name="Default" office:value-type="float" office:value="1.47182963318986" calcext:value-type="float">
            <text:p>1.47182963318986</text:p>
          </table:table-cell>
          <table:table-cell table:style-name="Default" office:value-type="float" office:value="0.0800124728335299" calcext:value-type="float">
            <text:p>0.0800124728335299</text:p>
          </table:table-cell>
          <table:table-cell table:style-name="Default" office:value-type="float" office:value="21.6524554359674" calcext:value-type="float">
            <text:p>21.6524554359674</text:p>
          </table:table-cell>
          <table:table-cell table:style-name="Default" office:value-type="float" office:value="0.651265824303159" calcext:value-type="float">
            <text:p>0.651265824303159</text:p>
          </table:table-cell>
          <table:table-cell table:style-name="Default" office:value-type="float" office:value="0.435035197554231" calcext:value-type="float">
            <text:p>0.435035197554231</text:p>
          </table:table-cell>
          <table:table-cell table:style-name="Default" office:value-type="float" office:value="2.5915297933159" calcext:value-type="float">
            <text:p>2.5915297933159</text:p>
          </table:table-cell>
          <table:table-cell table:style-name="Default" office:value-type="float" office:value="0.108515621560551" calcext:value-type="float">
            <text:p>0.108515621560551</text:p>
          </table:table-cell>
          <table:table-cell table:style-name="Default" office:value-type="float" office:value="0.0169537380815381" calcext:value-type="float">
            <text:p>0.0169537380815381</text:p>
          </table:table-cell>
          <table:table-cell table:style-name="Default" office:value-type="float" office:value="0.125015593203572" calcext:value-type="float">
            <text:p>0.125015593203572</text:p>
          </table:table-cell>
          <table:table-cell table:style-name="Default" office:value-type="float" office:value="0.280636421096568" calcext:value-type="float">
            <text:p>0.280636421096568</text:p>
          </table:table-cell>
          <table:table-cell table:style-name="Default" office:value-type="float" office:value="21.4178172730995" calcext:value-type="float">
            <text:p>21.4178172730995</text:p>
          </table:table-cell>
          <table:table-cell table:style-name="Default" office:value-type="float" office:value="0.324981567971944" calcext:value-type="float">
            <text:p>0.324981567971944</text:p>
          </table:table-cell>
          <table:table-cell table:style-name="Default" office:value-type="float" office:value="13.2060435486032" calcext:value-type="float">
            <text:p>13.2060435486032</text:p>
          </table:table-cell>
          <table:table-cell table:style-name="Default" office:value-type="float" office:value="1.15823913938951" calcext:value-type="float">
            <text:p>1.15823913938951</text:p>
          </table:table-cell>
          <table:table-cell table:style-name="Default" office:value-type="float" office:value="0.13721982313309" calcext:value-type="float">
            <text:p>0.13721982313309</text:p>
          </table:table-cell>
          <table:table-cell table:style-name="Default" office:value-type="float" office:value="6.66975318731552" calcext:value-type="float">
            <text:p>6.66975318731552</text:p>
          </table:table-cell>
          <table:table-cell table:style-name="Default" office:value-type="float" office:value="0.0490430374492622" calcext:value-type="float">
            <text:p>0.0490430374492622</text:p>
          </table:table-cell>
          <table:table-cell table:style-name="Default" office:value-type="float" office:value="23.7520029846377" calcext:value-type="float">
            <text:p>23.7520029846377</text:p>
          </table:table-cell>
          <table:table-cell table:style-name="Default" office:value-type="float" office:value="0.0042572381462013" calcext:value-type="float">
            <text:p>0.0042572381462013</text:p>
          </table:table-cell>
          <table:table-cell table:style-name="Default" office:value-type="float" office:value="0.0068330182996437" calcext:value-type="float">
            <text:p>0.0068330182996437</text:p>
          </table:table-cell>
          <table:table-cell table:style-name="Default" office:value-type="float" office:value="6.21014111355074" calcext:value-type="float">
            <text:p>6.21014111355074</text:p>
          </table:table-cell>
          <table:table-cell table:style-name="Default" office:value-type="float" office:value="0.0702790905976165" calcext:value-type="float">
            <text:p>0.0702790905976165</text:p>
          </table:table-cell>
          <table:table-cell table:style-name="Default" office:value-type="float" office:value="0.0695158387575385" calcext:value-type="float">
            <text:p>0.0695158387575385</text:p>
          </table:table-cell>
          <table:table-cell table:style-name="Default" office:value-type="float" office:value="0.981246957294971" calcext:value-type="float">
            <text:p>0.981246957294971</text:p>
          </table:table-cell>
          <table:table-cell table:style-name="Default" office:value-type="float" office:value="0.001206083837193" calcext:value-type="float">
            <text:p>0.001206083837193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1.180339887499" calcext:value-type="float">
            <text:p>11.180339887499</text:p>
          </table:table-cell>
          <table:table-cell table:style-name="Default" office:value-type="float" office:value="2.27363391952179" calcext:value-type="float">
            <text:p>2.27363391952179</text:p>
          </table:table-cell>
          <table:table-cell table:style-name="Default" office:value-type="float" office:value="0.0102603983701222" calcext:value-type="float">
            <text:p>0.0102603983701222</text:p>
          </table:table-cell>
          <table:table-cell table:style-name="Default" office:value-type="float" office:value="0.0307161309526148" calcext:value-type="float">
            <text:p>0.0307161309526148</text:p>
          </table:table-cell>
          <table:table-cell table:style-name="Default" office:value-type="float" office:value="0.00253534326084198" calcext:value-type="float">
            <text:p>0.00253534326084198</text:p>
          </table:table-cell>
          <table:table-cell table:style-name="Default" office:value-type="float" office:value="0.0564819309236329" calcext:value-type="float">
            <text:p>0.0564819309236329</text:p>
          </table:table-cell>
          <table:table-cell table:style-name="Default" office:value-type="float" office:value="13.4835804188368" calcext:value-type="float">
            <text:p>13.4835804188368</text:p>
          </table:table-cell>
          <table:table-cell table:style-name="Default" office:value-type="float" office:value="0.0282996041282421" calcext:value-type="float">
            <text:p>0.0282996041282421</text:p>
          </table:table-cell>
          <table:table-cell table:style-name="Default" office:value-type="float" office:value="0.204387438688393" calcext:value-type="float">
            <text:p>0.204387438688393</text:p>
          </table:table-cell>
          <table:table-cell table:style-name="Default" office:value-type="float" office:value="2.44084527547697" calcext:value-type="float">
            <text:p>2.44084527547697</text:p>
          </table:table-cell>
          <table:table-cell table:style-name="Default" office:value-type="float" office:value="8.92256718748913" calcext:value-type="float">
            <text:p>8.92256718748913</text:p>
          </table:table-cell>
          <table:table-cell table:style-name="Default" office:value-type="float" office:value="4.2314575314764" calcext:value-type="float">
            <text:p>4.2314575314764</text:p>
          </table:table-cell>
          <table:table-cell table:style-name="Default" office:value-type="float" office:value="0.0258681491986145" calcext:value-type="float">
            <text:p>0.0258681491986145</text:p>
          </table:table-cell>
          <table:table-cell table:style-name="Default" office:value-type="float" office:value="0.00548018246976978" calcext:value-type="float">
            <text:p>0.00548018246976978</text:p>
          </table:table-cell>
          <table:table-cell table:style-name="Default" office:value-type="float" office:value="10.0985070618179" calcext:value-type="float">
            <text:p>10.0985070618179</text:p>
          </table:table-cell>
          <table:table-cell table:style-name="Default" office:value-type="float" office:value="1.23936871470997" calcext:value-type="float">
            <text:p>1.23936871470997</text:p>
          </table:table-cell>
          <table:table-cell table:style-name="Default" office:value-type="float" office:value="52.0105643522127" calcext:value-type="float">
            <text:p>52.0105643522127</text:p>
          </table:table-cell>
          <table:table-cell table:style-name="Default" office:value-type="float" office:value="2.32920906352262" calcext:value-type="float">
            <text:p>2.32920906352262</text:p>
          </table:table-cell>
          <table:table-cell table:style-name="Default" office:value-type="float" office:value="1.78426348417746" calcext:value-type="float">
            <text:p>1.78426348417746</text:p>
          </table:table-cell>
          <table:table-cell table:style-name="Default" office:value-type="float" office:value="0.0183252271044927" calcext:value-type="float">
            <text:p>0.0183252271044927</text:p>
          </table:table-cell>
          <table:table-cell table:style-name="Default" office:value-type="float" office:value="2.48327713115843" calcext:value-type="float">
            <text:p>2.48327713115843</text:p>
          </table:table-cell>
          <table:table-cell table:style-name="Default" office:value-type="float" office:value="0.0398303410697448" calcext:value-type="float">
            <text:p>0.0398303410697448</text:p>
          </table:table-cell>
          <table:table-cell table:style-name="Default" office:value-type="float" office:value="0.073544143535342" calcext:value-type="float">
            <text:p>0.073544143535342</text:p>
          </table:table-cell>
          <table:table-cell table:style-name="Default" office:value-type="float" office:value="0.185390004508955" calcext:value-type="float">
            <text:p>0.185390004508955</text:p>
          </table:table-cell>
          <table:table-cell table:style-name="Default" office:value-type="float" office:value="0.250598145404687" calcext:value-type="float">
            <text:p>0.250598145404687</text:p>
          </table:table-cell>
          <table:table-cell table:style-name="Default" office:value-type="float" office:value="0.0446427395061027" calcext:value-type="float">
            <text:p>0.0446427395061027</text:p>
          </table:table-cell>
          <table:table-cell table:number-columns-repeated="994"/>
        </table:table-row>
        <table:table-row table:style-name="ro2">
          <table:covered-table-cell table:style-name="ce17"/>
          <table:table-cell table:style-name="ce7" office:value-type="string" calcext:value-type="string" table:number-columns-spanned="1" table:number-rows-spanned="2">
            <text:p>ACO</text:p>
          </table:table-cell>
          <table:table-cell table:style-name="ce11" office:value-type="string" calcext:value-type="string">
            <text:p>Sharpe</text:p>
          </table:table-cell>
          <table:table-cell table:style-name="Default" office:value-type="float" office:value="0.271162142817706" calcext:value-type="float">
            <text:p>0.271162142817706</text:p>
          </table:table-cell>
          <table:table-cell table:style-name="Default" office:value-type="float" office:value="0.174029968320325" calcext:value-type="float">
            <text:p>0.174029968320325</text:p>
          </table:table-cell>
          <table:table-cell table:style-name="Default" office:value-type="float" office:value="1.35242306304676" calcext:value-type="float">
            <text:p>1.35242306304676</text:p>
          </table:table-cell>
          <table:table-cell table:style-name="Default" office:value-type="float" office:value="0.0677277134282633" calcext:value-type="float">
            <text:p>0.0677277134282633</text:p>
          </table:table-cell>
          <table:table-cell table:style-name="Default" office:value-type="float" office:value="0.0269365098014164" calcext:value-type="float">
            <text:p>0.0269365098014164</text:p>
          </table:table-cell>
          <table:table-cell table:style-name="Default" office:value-type="float" office:value="0.0495982895941091" calcext:value-type="float">
            <text:p>0.0495982895941091</text:p>
          </table:table-cell>
          <table:table-cell table:style-name="Default" office:value-type="float" office:value="0.0360012217184935" calcext:value-type="float">
            <text:p>0.0360012217184935</text:p>
          </table:table-cell>
          <table:table-cell table:style-name="Default" office:value-type="float" office:value="0.0541306455526477" calcext:value-type="float">
            <text:p>0.0541306455526477</text:p>
          </table:table-cell>
          <table:table-cell table:style-name="Default" office:value-type="float" office:value="0.0133394419258008" calcext:value-type="float">
            <text:p>0.0133394419258008</text:p>
          </table:table-cell>
          <table:table-cell table:style-name="Default" office:value-type="float" office:value="0.0677277134282633" calcext:value-type="float">
            <text:p>0.0677277134282633</text:p>
          </table:table-cell>
          <table:table-cell table:style-name="Default" office:value-type="float" office:value="0.0224041538428779" calcext:value-type="float">
            <text:p>0.0224041538428779</text:p>
          </table:table-cell>
          <table:table-cell table:style-name="Default" office:value-type="float" office:value="0.0586630015111862" calcext:value-type="float">
            <text:p>0.0586630015111862</text:p>
          </table:table-cell>
          <table:table-cell table:style-name="Default" office:value-type="float" office:value="0.0269365098014164" calcext:value-type="float">
            <text:p>0.0269365098014164</text:p>
          </table:table-cell>
          <table:table-cell table:number-columns-repeated="2" table:style-name="Default" office:value-type="float" office:value="0.031468865759955" calcext:value-type="float">
            <text:p>0.031468865759955</text:p>
          </table:table-cell>
          <table:table-cell table:style-name="Default" office:value-type="float" office:value="0.0178717978843394" calcext:value-type="float">
            <text:p>0.0178717978843394</text:p>
          </table:table-cell>
          <table:table-cell table:style-name="Default" office:value-type="float" office:value="0.0088070859672623" calcext:value-type="float">
            <text:p>0.0088070859672623</text:p>
          </table:table-cell>
          <table:table-cell table:style-name="Default" office:value-type="float" office:value="0.0722600693868018" calcext:value-type="float">
            <text:p>0.0722600693868018</text:p>
          </table:table-cell>
          <table:table-cell table:style-name="Default" office:value-type="float" office:value="0.0541306455526477" calcext:value-type="float">
            <text:p>0.0541306455526477</text:p>
          </table:table-cell>
          <table:table-cell table:style-name="Default" office:value-type="float" office:value="0.0450659336355706" calcext:value-type="float">
            <text:p>0.0450659336355706</text:p>
          </table:table-cell>
          <table:table-cell table:style-name="Default" office:value-type="float" office:value="0.0722600693868018" calcext:value-type="float">
            <text:p>0.0722600693868018</text:p>
          </table:table-cell>
          <table:table-cell table:style-name="Default" office:value-type="float" office:value="0.0541306455526477" calcext:value-type="float">
            <text:p>0.0541306455526477</text:p>
          </table:table-cell>
          <table:table-cell table:style-name="Default" office:value-type="float" office:value="0.0224041538428779" calcext:value-type="float">
            <text:p>0.0224041538428779</text:p>
          </table:table-cell>
          <table:table-cell table:style-name="Default" office:value-type="float" office:value="0.0178717978843394" calcext:value-type="float">
            <text:p>0.0178717978843394</text:p>
          </table:table-cell>
          <table:table-cell table:style-name="Default" office:value-type="float" office:value="0.0677277134282633" calcext:value-type="float">
            <text:p>0.0677277134282633</text:p>
          </table:table-cell>
          <table:table-cell table:style-name="Default" office:value-type="float" office:value="0.0224041538428779" calcext:value-type="float">
            <text:p>0.0224041538428779</text:p>
          </table:table-cell>
          <table:table-cell table:style-name="Default" office:value-type="float" office:value="0.0586630015111862" calcext:value-type="float">
            <text:p>0.0586630015111862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style-name="Default" office:value-type="float" office:value="0.283080194738796" calcext:value-type="float">
            <text:p>0.283080194738796</text:p>
          </table:table-cell>
          <table:table-cell table:style-name="Default" office:value-type="float" office:value="0.112874576204237" calcext:value-type="float">
            <text:p>0.112874576204237</text:p>
          </table:table-cell>
          <table:table-cell table:style-name="Default" office:value-type="float" office:value="2.19075192177345" calcext:value-type="float">
            <text:p>2.19075192177345</text:p>
          </table:table-cell>
          <table:table-cell table:style-name="Default" office:value-type="float" office:value="0.0507453523453427" calcext:value-type="float">
            <text:p>0.0507453523453427</text:p>
          </table:table-cell>
          <table:table-cell table:style-name="Default" office:value-type="float" office:value="0.0773171153073214" calcext:value-type="float">
            <text:p>0.0773171153073214</text:p>
          </table:table-cell>
          <table:table-cell table:style-name="Default" office:value-type="float" office:value="0.024173589383364" calcext:value-type="float">
            <text:p>0.024173589383364</text:p>
          </table:table-cell>
          <table:table-cell table:style-name="Default" office:value-type="float" office:value="0.0401166471605512" calcext:value-type="float">
            <text:p>0.0401166471605512</text:p>
          </table:table-cell>
          <table:table-cell table:style-name="Default" office:value-type="float" office:value="0.045430999752947" calcext:value-type="float">
            <text:p>0.045430999752947</text:p>
          </table:table-cell>
          <table:table-cell table:style-name="Default" office:value-type="float" office:value="0.0135448841985726" calcext:value-type="float">
            <text:p>0.0135448841985726</text:p>
          </table:table-cell>
          <table:table-cell table:style-name="Default" office:value-type="float" office:value="0.0560597049377384" calcext:value-type="float">
            <text:p>0.0560597049377384</text:p>
          </table:table-cell>
          <table:table-cell table:style-name="Default" office:value-type="float" office:value="0.024173589383364" calcext:value-type="float">
            <text:p>0.024173589383364</text:p>
          </table:table-cell>
          <table:table-cell table:style-name="Default" office:value-type="float" office:value="0.045430999752947" calcext:value-type="float">
            <text:p>0.045430999752947</text:p>
          </table:table-cell>
          <table:table-cell table:style-name="Default" office:value-type="float" office:value="0.0720027627149256" calcext:value-type="float">
            <text:p>0.0720027627149256</text:p>
          </table:table-cell>
          <table:table-cell table:style-name="Default" office:value-type="float" office:value="0.0188592367909683" calcext:value-type="float">
            <text:p>0.0188592367909683</text:p>
          </table:table-cell>
          <table:table-cell table:style-name="Default" office:value-type="float" office:value="0.00823053160617685" calcext:value-type="float">
            <text:p>0.00823053160617685</text:p>
          </table:table-cell>
          <table:table-cell table:style-name="Default" office:value-type="float" office:value="0.0666884101225299" calcext:value-type="float">
            <text:p>0.0666884101225299</text:p>
          </table:table-cell>
          <table:table-cell table:style-name="Default" office:value-type="float" office:value="0.0188592367909683" calcext:value-type="float">
            <text:p>0.0188592367909683</text:p>
          </table:table-cell>
          <table:table-cell table:style-name="Default" office:value-type="float" office:value="0.0826314678997171" calcext:value-type="float">
            <text:p>0.0826314678997171</text:p>
          </table:table-cell>
          <table:table-cell table:style-name="Default" office:value-type="float" office:value="0.0613740575301342" calcext:value-type="float">
            <text:p>0.0613740575301342</text:p>
          </table:table-cell>
          <table:table-cell table:style-name="Default" office:value-type="float" office:value="0.0507453523453427" calcext:value-type="float">
            <text:p>0.0507453523453427</text:p>
          </table:table-cell>
          <table:table-cell table:style-name="Default" office:value-type="float" office:value="0.024173589383364" calcext:value-type="float">
            <text:p>0.024173589383364</text:p>
          </table:table-cell>
          <table:table-cell table:style-name="Default" office:value-type="float" office:value="0.0188592367909683" calcext:value-type="float">
            <text:p>0.0188592367909683</text:p>
          </table:table-cell>
          <table:table-cell table:style-name="Default" office:value-type="float" office:value="0.0401166471605512" calcext:value-type="float">
            <text:p>0.0401166471605512</text:p>
          </table:table-cell>
          <table:table-cell table:style-name="Default" office:value-type="float" office:value="0.0188592367909683" calcext:value-type="float">
            <text:p>0.0188592367909683</text:p>
          </table:table-cell>
          <table:table-cell table:style-name="Default" office:value-type="float" office:value="0.0720027627149256" calcext:value-type="float">
            <text:p>0.0720027627149256</text:p>
          </table:table-cell>
          <table:table-cell table:style-name="Default" office:value-type="float" office:value="0.0188592367909683" calcext:value-type="float">
            <text:p>0.0188592367909683</text:p>
          </table:table-cell>
          <table:table-cell table:style-name="Default" office:value-type="float" office:value="0.0507453523453427" calcext:value-type="float">
            <text:p>0.0507453523453427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6">
            <text:p>5-Jan-2016 :: 4-Jan-2021</text:p>
          </table:table-cell>
          <table:table-cell table:style-name="ce8" office:value-type="string" calcext:value-type="string" table:number-columns-spanned="1" table:number-rows-spanned="2">
            <text:p>MVO</text:p>
          </table:table-cell>
          <table:table-cell table:style-name="ce11" office:value-type="string" calcext:value-type="string">
            <text:p>Sharpe</text:p>
          </table:table-cell>
          <table:table-cell table:style-name="Default" office:value-type="float" office:value="28.5400770028219" calcext:value-type="float">
            <text:p>28.5400770028219</text:p>
          </table:table-cell>
          <table:table-cell table:style-name="Default" office:value-type="float" office:value="17.4045297031293" calcext:value-type="float">
            <text:p>17.4045297031293</text:p>
          </table:table-cell>
          <table:table-cell table:style-name="Default" office:value-type="float" office:value="1.43411384441685" calcext:value-type="float">
            <text:p>1.43411384441685</text:p>
          </table:table-cell>
          <table:table-cell table:style-name="Default" office:value-type="float" office:value="4.7954283513462" calcext:value-type="float">
            <text:p>4.7954283513462</text:p>
          </table:table-cell>
          <table:table-cell table:style-name="Default" office:value-type="float" office:value="8.19397955991379" calcext:value-type="float">
            <text:p>8.19397955991379</text:p>
          </table:table-cell>
          <table:table-cell table:style-name="Default" office:value-type="float" office:value="5.02697730599491" calcext:value-type="float">
            <text:p>5.02697730599491</text:p>
          </table:table-cell>
          <table:table-cell table:style-name="Default" office:value-type="float" office:value="6.97417436369487" calcext:value-type="float">
            <text:p>6.97417436369487</text:p>
          </table:table-cell>
          <table:table-cell table:style-name="Default" office:value-type="float" office:value="7.66600405017085" calcext:value-type="float">
            <text:p>7.66600405017085</text:p>
          </table:table-cell>
          <table:table-cell table:style-name="Default" office:value-type="float" office:value="1.81083209221833" calcext:value-type="float">
            <text:p>1.81083209221833</text:p>
          </table:table-cell>
          <table:table-cell table:style-name="Default" office:value-type="float" office:value="6.51401893558804" calcext:value-type="float">
            <text:p>6.51401893558804</text:p>
          </table:table-cell>
          <table:table-cell table:style-name="Default" office:value-type="float" office:value="4.27982260273772" calcext:value-type="float">
            <text:p>4.27982260273772</text:p>
          </table:table-cell>
          <table:table-cell table:style-name="Default" office:value-type="float" office:value="0.685868623051224" calcext:value-type="float">
            <text:p>0.685868623051224</text:p>
          </table:table-cell>
          <table:table-cell table:style-name="Default" office:value-type="float" office:value="7.11128855930736" calcext:value-type="float">
            <text:p>7.11128855930736</text:p>
          </table:table-cell>
          <table:table-cell table:style-name="Default" office:value-type="float" office:value="1.84015328705656" calcext:value-type="float">
            <text:p>1.84015328705656</text:p>
          </table:table-cell>
          <table:table-cell table:style-name="Default" office:value-type="float" office:value="3.74243994767928" calcext:value-type="float">
            <text:p>3.74243994767928</text:p>
          </table:table-cell>
          <table:table-cell table:style-name="Default" office:value-type="float" office:value="3.0220465889361" calcext:value-type="float">
            <text:p>3.0220465889361</text:p>
          </table:table-cell>
          <table:table-cell table:style-name="Default" office:value-type="float" office:value="1.12056739144858" calcext:value-type="float">
            <text:p>1.12056739144858</text:p>
          </table:table-cell>
          <table:table-cell table:style-name="Default" office:value-type="float" office:value="7.06330027429489" calcext:value-type="float">
            <text:p>7.06330027429489</text:p>
          </table:table-cell>
          <table:table-cell table:style-name="Default" office:value-type="float" office:value="2.73584644626287" calcext:value-type="float">
            <text:p>2.73584644626287</text:p>
          </table:table-cell>
          <table:table-cell table:style-name="Default" office:value-type="float" office:value="5.92613991751586" calcext:value-type="float">
            <text:p>5.92613991751586</text:p>
          </table:table-cell>
          <table:table-cell table:style-name="Default" office:value-type="float" office:value="7.96092402085486" calcext:value-type="float">
            <text:p>7.96092402085486</text:p>
          </table:table-cell>
          <table:table-cell table:style-name="Default" office:value-type="float" office:value="4.63503804552147" calcext:value-type="float">
            <text:p>4.63503804552147</text:p>
          </table:table-cell>
          <table:table-cell table:style-name="Default" office:value-type="float" office:value="0.0742416978145882" calcext:value-type="float">
            <text:p>0.0742416978145882</text:p>
          </table:table-cell>
          <table:table-cell table:style-name="Default" office:value-type="float" office:value="5.16940006122893" calcext:value-type="float">
            <text:p>5.16940006122893</text:p>
          </table:table-cell>
          <table:table-cell table:style-name="Default" office:value-type="float" office:value="1.64526485847354" calcext:value-type="float">
            <text:p>1.64526485847354</text:p>
          </table:table-cell>
          <table:table-cell table:style-name="Default" office:value-type="float" office:value="0.779362185498727" calcext:value-type="float">
            <text:p>0.779362185498727</text:p>
          </table:table-cell>
          <table:table-cell table:style-name="Default" office:value-type="float" office:value="1.22688083339045" calcext:value-type="float">
            <text:p>1.22688083339045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style-name="Default" office:value-type="float" office:value="29.1732302812719" calcext:value-type="float">
            <text:p>29.1732302812719</text:p>
          </table:table-cell>
          <table:table-cell table:style-name="Default" office:value-type="float" office:value="11.1484175028456" calcext:value-type="float">
            <text:p>11.1484175028456</text:p>
          </table:table-cell>
          <table:table-cell table:style-name="Default" office:value-type="float" office:value="2.29568279755753" calcext:value-type="float">
            <text:p>2.29568279755753</text:p>
          </table:table-cell>
          <table:table-cell table:style-name="Default" office:value-type="float" office:value="4.10824770880802" calcext:value-type="float">
            <text:p>4.10824770880802</text:p>
          </table:table-cell>
          <table:table-cell table:style-name="Default" office:value-type="float" office:value="8.15321405684823" calcext:value-type="float">
            <text:p>8.15321405684823</text:p>
          </table:table-cell>
          <table:table-cell table:style-name="Default" office:value-type="float" office:value="1.25856868692868" calcext:value-type="float">
            <text:p>1.25856868692868</text:p>
          </table:table-cell>
          <table:table-cell table:style-name="Default" office:value-type="float" office:value="2.44377358296972" calcext:value-type="float">
            <text:p>2.44377358296972</text:p>
          </table:table-cell>
          <table:table-cell table:style-name="Default" office:value-type="float" office:value="4.08678220572306" calcext:value-type="float">
            <text:p>4.08678220572306</text:p>
          </table:table-cell>
          <table:table-cell table:style-name="Default" office:value-type="float" office:value="1.32700315797946" calcext:value-type="float">
            <text:p>1.32700315797946</text:p>
          </table:table-cell>
          <table:table-cell table:style-name="Default" office:value-type="float" office:value="5.92272083185967" calcext:value-type="float">
            <text:p>5.92272083185967</text:p>
          </table:table-cell>
          <table:table-cell table:style-name="Default" office:value-type="float" office:value="1.99444477002933" calcext:value-type="float">
            <text:p>1.99444477002933</text:p>
          </table:table-cell>
          <table:table-cell table:style-name="Default" office:value-type="float" office:value="5.21124843192235" calcext:value-type="float">
            <text:p>5.21124843192235</text:p>
          </table:table-cell>
          <table:table-cell table:style-name="Default" office:value-type="float" office:value="8.16557932771844" calcext:value-type="float">
            <text:p>8.16557932771844</text:p>
          </table:table-cell>
          <table:table-cell table:style-name="Default" office:value-type="float" office:value="1.11199868285341" calcext:value-type="float">
            <text:p>1.11199868285341</text:p>
          </table:table-cell>
          <table:table-cell table:style-name="Default" office:value-type="float" office:value="1.35580166357133" calcext:value-type="float">
            <text:p>1.35580166357133</text:p>
          </table:table-cell>
          <table:table-cell table:style-name="Default" office:value-type="float" office:value="2.50562414027292" calcext:value-type="float">
            <text:p>2.50562414027292</text:p>
          </table:table-cell>
          <table:table-cell table:style-name="Default" office:value-type="float" office:value="0.520948761685541" calcext:value-type="float">
            <text:p>0.520948761685541</text:p>
          </table:table-cell>
          <table:table-cell table:style-name="Default" office:value-type="float" office:value="7.23737183389725" calcext:value-type="float">
            <text:p>7.23737183389725</text:p>
          </table:table-cell>
          <table:table-cell table:style-name="Default" office:value-type="float" office:value="2.40851591491132" calcext:value-type="float">
            <text:p>2.40851591491132</text:p>
          </table:table-cell>
          <table:table-cell table:style-name="Default" office:value-type="float" office:value="7.53542329496098" calcext:value-type="float">
            <text:p>7.53542329496098</text:p>
          </table:table-cell>
          <table:table-cell table:style-name="Default" office:value-type="float" office:value="6.98321241108761" calcext:value-type="float">
            <text:p>6.98321241108761</text:p>
          </table:table-cell>
          <table:table-cell table:style-name="Default" office:value-type="float" office:value="5.96077739305153" calcext:value-type="float">
            <text:p>5.96077739305153</text:p>
          </table:table-cell>
          <table:table-cell table:style-name="Default" office:value-type="float" office:value="4.25124555536907" calcext:value-type="float">
            <text:p>4.25124555536907</text:p>
          </table:table-cell>
          <table:table-cell table:style-name="Default" office:value-type="float" office:value="0.997599491601438" calcext:value-type="float">
            <text:p>0.997599491601438</text:p>
          </table:table-cell>
          <table:table-cell table:style-name="Default" office:value-type="float" office:value="7.55906894557424" calcext:value-type="float">
            <text:p>7.55906894557424</text:p>
          </table:table-cell>
          <table:table-cell table:style-name="Default" office:value-type="float" office:value="2.15552046885792" calcext:value-type="float">
            <text:p>2.15552046885792</text:p>
          </table:table-cell>
          <table:table-cell table:style-name="Default" office:value-type="float" office:value="6.74530868151846" calcext:value-type="float">
            <text:p>6.74530868151846</text:p>
          </table:table-cell>
          <table:table-cell table:number-columns-repeated="994"/>
        </table:table-row>
        <table:table-row table:style-name="ro2">
          <table:covered-table-cell table:style-name="ce17"/>
          <table:table-cell table:style-name="ce6" office:value-type="string" calcext:value-type="string" table:number-columns-spanned="1" table:number-rows-spanned="2">
            <text:p>PSO</text:p>
          </table:table-cell>
          <table:table-cell table:style-name="ce11" office:value-type="string" calcext:value-type="string">
            <text:p>Sharpe</text:p>
          </table:table-cell>
          <table:table-cell table:style-name="Default" office:value-type="float" office:value="32.4" calcext:value-type="float">
            <text:p>32.4</text:p>
          </table:table-cell>
          <table:table-cell table:style-name="Default" office:value-type="float" office:value="19.6773982019981" calcext:value-type="float">
            <text:p>19.6773982019981</text:p>
          </table:table-cell>
          <table:table-cell table:style-name="Default" office:value-type="float" office:value="1.46462452526236" calcext:value-type="float">
            <text:p>1.46462452526236</text:p>
          </table:table-cell>
          <table:table-cell table:style-name="Default" office:value-type="float" office:value="0.0377767144101264" calcext:value-type="float">
            <text:p>0.0377767144101264</text:p>
          </table:table-cell>
          <table:table-cell table:style-name="Default" office:value-type="float" office:value="7.22618877929124" calcext:value-type="float">
            <text:p>7.22618877929124</text:p>
          </table:table-cell>
          <table:table-cell table:style-name="Default" office:value-type="float" office:value="0.87006020175043" calcext:value-type="float">
            <text:p>0.87006020175043</text:p>
          </table:table-cell>
          <table:table-cell table:style-name="Default" office:value-type="float" office:value="4.60250645572611" calcext:value-type="float">
            <text:p>4.60250645572611</text:p>
          </table:table-cell>
          <table:table-cell table:style-name="Default" office:value-type="float" office:value="4.01654317116748" calcext:value-type="float">
            <text:p>4.01654317116748</text:p>
          </table:table-cell>
          <table:table-cell table:style-name="Default" office:value-type="float" office:value="0.161440585370185" calcext:value-type="float">
            <text:p>0.161440585370185</text:p>
          </table:table-cell>
          <table:table-cell table:style-name="Default" office:value-type="float" office:value="1.19537047995741" calcext:value-type="float">
            <text:p>1.19537047995741</text:p>
          </table:table-cell>
          <table:table-cell table:style-name="Default" office:value-type="float" office:value="1.75444660326858" calcext:value-type="float">
            <text:p>1.75444660326858</text:p>
          </table:table-cell>
          <table:table-cell table:style-name="Default" office:value-type="float" office:value="0.0469690233019077" calcext:value-type="float">
            <text:p>0.0469690233019077</text:p>
          </table:table-cell>
          <table:table-cell table:style-name="Default" office:value-type="float" office:value="0.129380635577211" calcext:value-type="float">
            <text:p>0.129380635577211</text:p>
          </table:table-cell>
          <table:table-cell table:style-name="Default" office:value-type="float" office:value="0.265410952725836" calcext:value-type="float">
            <text:p>0.265410952725836</text:p>
          </table:table-cell>
          <table:table-cell table:style-name="Default" office:value-type="float" office:value="0.423629493706134" calcext:value-type="float">
            <text:p>0.423629493706134</text:p>
          </table:table-cell>
          <table:table-cell table:style-name="Default" office:value-type="float" office:value="7.94625242589268" calcext:value-type="float">
            <text:p>7.94625242589268</text:p>
          </table:table-cell>
          <table:table-cell table:style-name="Default" office:value-type="float" office:value="1.05476007837618" calcext:value-type="float">
            <text:p>1.05476007837618</text:p>
          </table:table-cell>
          <table:table-cell table:style-name="Default" office:value-type="float" office:value="15.6239477864964" calcext:value-type="float">
            <text:p>15.6239477864964</text:p>
          </table:table-cell>
          <table:table-cell table:style-name="Default" office:value-type="float" office:value="0.00703809547459306" calcext:value-type="float">
            <text:p>0.00703809547459306</text:p>
          </table:table-cell>
          <table:table-cell table:style-name="Default" office:value-type="float" office:value="23.2049750549964" calcext:value-type="float">
            <text:p>23.2049750549964</text:p>
          </table:table-cell>
          <table:table-cell table:style-name="Default" office:value-type="float" office:value="3.48999388338638" calcext:value-type="float">
            <text:p>3.48999388338638</text:p>
          </table:table-cell>
          <table:table-cell table:style-name="Default" office:value-type="float" office:value="0.00965089715511321" calcext:value-type="float">
            <text:p>0.00965089715511321</text:p>
          </table:table-cell>
          <table:table-cell table:style-name="Default" office:value-type="float" office:value="3.96194075643506" calcext:value-type="float">
            <text:p>3.96194075643506</text:p>
          </table:table-cell>
          <table:table-cell table:style-name="Default" office:value-type="float" office:value="0.730551219351022" calcext:value-type="float">
            <text:p>0.730551219351022</text:p>
          </table:table-cell>
          <table:table-cell table:style-name="Default" office:value-type="float" office:value="21.5445937836502" calcext:value-type="float">
            <text:p>21.5445937836502</text:p>
          </table:table-cell>
          <table:table-cell table:style-name="Default" office:value-type="float" office:value="0.0447590134466355" calcext:value-type="float">
            <text:p>0.0447590134466355</text:p>
          </table:table-cell>
          <table:table-cell table:style-name="Default" office:value-type="float" office:value="1.65181390908666" calcext:value-type="float">
            <text:p>1.65181390908666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style-name="Default" office:value-type="float" office:value="25.4" calcext:value-type="float">
            <text:p>25.4</text:p>
          </table:table-cell>
          <table:table-cell table:style-name="Default" office:value-type="float" office:value="9.83869910099907" calcext:value-type="float">
            <text:p>9.83869910099907</text:p>
          </table:table-cell>
          <table:table-cell table:style-name="Default" office:value-type="float" office:value="2.2177728758657" calcext:value-type="float">
            <text:p>2.2177728758657</text:p>
          </table:table-cell>
          <table:table-cell table:style-name="Default" office:value-type="float" office:value="1.69175105969295" calcext:value-type="float">
            <text:p>1.69175105969295</text:p>
          </table:table-cell>
          <table:table-cell table:style-name="Default" office:value-type="float" office:value="0.353866007635071" calcext:value-type="float">
            <text:p>0.353866007635071</text:p>
          </table:table-cell>
          <table:table-cell table:style-name="Default" office:value-type="float" office:value="7.29087128675621" calcext:value-type="float">
            <text:p>7.29087128675621</text:p>
          </table:table-cell>
          <table:table-cell table:style-name="Default" office:value-type="float" office:value="8.47643034587104" calcext:value-type="float">
            <text:p>8.47643034587104</text:p>
          </table:table-cell>
          <table:table-cell table:style-name="Default" office:value-type="float" office:value="3.36953647868426" calcext:value-type="float">
            <text:p>3.36953647868426</text:p>
          </table:table-cell>
          <table:table-cell table:style-name="Default" office:value-type="float" office:value="2.28228622216411" calcext:value-type="float">
            <text:p>2.28228622216411</text:p>
          </table:table-cell>
          <table:table-cell table:style-name="Default" office:value-type="float" office:value="0.380173057421663" calcext:value-type="float">
            <text:p>0.380173057421663</text:p>
          </table:table-cell>
          <table:table-cell table:style-name="Default" office:value-type="float" office:value="7.8173748164413" calcext:value-type="float">
            <text:p>7.8173748164413</text:p>
          </table:table-cell>
          <table:table-cell table:style-name="Default" office:value-type="float" office:value="0.265314371091863" calcext:value-type="float">
            <text:p>0.265314371091863</text:p>
          </table:table-cell>
          <table:table-cell table:style-name="Default" office:value-type="float" office:value="8.953838564292" calcext:value-type="float">
            <text:p>8.953838564292</text:p>
          </table:table-cell>
          <table:table-cell table:style-name="Default" office:value-type="float" office:value="0.0215476461687375" calcext:value-type="float">
            <text:p>0.0215476461687375</text:p>
          </table:table-cell>
          <table:table-cell table:style-name="Default" office:value-type="float" office:value="0.611348562390619" calcext:value-type="float">
            <text:p>0.611348562390619</text:p>
          </table:table-cell>
          <table:table-cell table:style-name="Default" office:value-type="float" office:value="0.0775810995275295" calcext:value-type="float">
            <text:p>0.0775810995275295</text:p>
          </table:table-cell>
          <table:table-cell table:style-name="Default" office:value-type="float" office:value="3.3226364345745" calcext:value-type="float">
            <text:p>3.3226364345745</text:p>
          </table:table-cell>
          <table:table-cell table:style-name="Default" office:value-type="float" office:value="30.6205023792642" calcext:value-type="float">
            <text:p>30.6205023792642</text:p>
          </table:table-cell>
          <table:table-cell table:style-name="Default" office:value-type="float" office:value="0.235332282660624" calcext:value-type="float">
            <text:p>0.235332282660624</text:p>
          </table:table-cell>
          <table:table-cell table:style-name="Default" office:value-type="float" office:value="0.339389380745432" calcext:value-type="float">
            <text:p>0.339389380745432</text:p>
          </table:table-cell>
          <table:table-cell table:style-name="Default" office:value-type="float" office:value="0.0625118157526111" calcext:value-type="float">
            <text:p>0.0625118157526111</text:p>
          </table:table-cell>
          <table:table-cell table:style-name="Default" office:value-type="float" office:value="4.00920552939901" calcext:value-type="float">
            <text:p>4.00920552939901</text:p>
          </table:table-cell>
          <table:table-cell table:style-name="Default" office:value-type="float" office:value="1.82938542662945" calcext:value-type="float">
            <text:p>1.82938542662945</text:p>
          </table:table-cell>
          <table:table-cell table:style-name="Default" office:value-type="float" office:value="0.0974592792605198" calcext:value-type="float">
            <text:p>0.0974592792605198</text:p>
          </table:table-cell>
          <table:table-cell table:style-name="Default" office:value-type="float" office:value="0.495058192200284" calcext:value-type="float">
            <text:p>0.495058192200284</text:p>
          </table:table-cell>
          <table:table-cell table:style-name="Default" office:value-type="float" office:value="0.728032154515332" calcext:value-type="float">
            <text:p>0.728032154515332</text:p>
          </table:table-cell>
          <table:table-cell table:style-name="Default" office:value-type="float" office:value="16.6685676068607" calcext:value-type="float">
            <text:p>16.6685676068607</text:p>
          </table:table-cell>
          <table:table-cell table:number-columns-repeated="994"/>
        </table:table-row>
        <table:table-row table:style-name="ro2">
          <table:covered-table-cell table:style-name="ce17"/>
          <table:table-cell table:style-name="ce7" office:value-type="string" calcext:value-type="string" table:number-columns-spanned="1" table:number-rows-spanned="2">
            <text:p>ACO</text:p>
          </table:table-cell>
          <table:table-cell table:style-name="ce11" office:value-type="string" calcext:value-type="string">
            <text:p>Sharpe</text:p>
          </table:table-cell>
          <table:table-cell table:style-name="Default" office:value-type="float" office:value="0.291897553528691" calcext:value-type="float">
            <text:p>0.291897553528691</text:p>
          </table:table-cell>
          <table:table-cell table:style-name="Default" office:value-type="float" office:value="0.18279653875682" calcext:value-type="float">
            <text:p>0.18279653875682</text:p>
          </table:table-cell>
          <table:table-cell table:style-name="Default" office:value-type="float" office:value="1.40099782671151" calcext:value-type="float">
            <text:p>1.40099782671151</text:p>
          </table:table-cell>
          <table:table-cell table:style-name="Default" office:value-type="float" office:value="0.026392228054885" calcext:value-type="float">
            <text:p>0.026392228054885</text:p>
          </table:table-cell>
          <table:table-cell table:style-name="Default" office:value-type="float" office:value="0.0766095604771809" calcext:value-type="float">
            <text:p>0.0766095604771809</text:p>
          </table:table-cell>
          <table:table-cell table:style-name="Default" office:value-type="float" office:value="0.0715878272349513" calcext:value-type="float">
            <text:p>0.0715878272349513</text:p>
          </table:table-cell>
          <table:table-cell table:style-name="Default" office:value-type="float" office:value="0.0414574277815738" calcext:value-type="float">
            <text:p>0.0414574277815738</text:p>
          </table:table-cell>
          <table:table-cell table:style-name="Default" office:value-type="float" office:value="0.0213704948126554" calcext:value-type="float">
            <text:p>0.0213704948126554</text:p>
          </table:table-cell>
          <table:table-cell table:style-name="Default" office:value-type="float" office:value="0.0163487615704258" calcext:value-type="float">
            <text:p>0.0163487615704258</text:p>
          </table:table-cell>
          <table:table-cell table:style-name="Default" office:value-type="float" office:value="0.0213704948126554" calcext:value-type="float">
            <text:p>0.0213704948126554</text:p>
          </table:table-cell>
          <table:table-cell table:style-name="Default" office:value-type="float" office:value="0.0163487615704258" calcext:value-type="float">
            <text:p>0.0163487615704258</text:p>
          </table:table-cell>
          <table:table-cell table:style-name="Default" office:value-type="float" office:value="0.00630529508596665" calcext:value-type="float">
            <text:p>0.00630529508596665</text:p>
          </table:table-cell>
          <table:table-cell table:style-name="Default" office:value-type="float" office:value="0.0766095604771809" calcext:value-type="float">
            <text:p>0.0766095604771809</text:p>
          </table:table-cell>
          <table:table-cell table:style-name="Default" office:value-type="float" office:value="0.0113270283281962" calcext:value-type="float">
            <text:p>0.0113270283281962</text:p>
          </table:table-cell>
          <table:table-cell table:number-columns-repeated="2" table:style-name="Default" office:value-type="float" office:value="0.0715878272349513" calcext:value-type="float">
            <text:p>0.0715878272349513</text:p>
          </table:table-cell>
          <table:table-cell table:style-name="Default" office:value-type="float" office:value="0.0113270283281962" calcext:value-type="float">
            <text:p>0.0113270283281962</text:p>
          </table:table-cell>
          <table:table-cell table:style-name="Default" office:value-type="float" office:value="0.0665660939927217" calcext:value-type="float">
            <text:p>0.0665660939927217</text:p>
          </table:table-cell>
          <table:table-cell table:style-name="Default" office:value-type="float" office:value="0.00630529508596665" calcext:value-type="float">
            <text:p>0.00630529508596665</text:p>
          </table:table-cell>
          <table:table-cell table:style-name="Default" office:value-type="float" office:value="0.0464791610238034" calcext:value-type="float">
            <text:p>0.0464791610238034</text:p>
          </table:table-cell>
          <table:table-cell table:number-columns-repeated="2" table:style-name="Default" office:value-type="float" office:value="0.0565226275082625" calcext:value-type="float">
            <text:p>0.0565226275082625</text:p>
          </table:table-cell>
          <table:table-cell table:style-name="Default" office:value-type="float" office:value="0.026392228054885" calcext:value-type="float">
            <text:p>0.026392228054885</text:p>
          </table:table-cell>
          <table:table-cell table:style-name="Default" office:value-type="float" office:value="0.0766095604771809" calcext:value-type="float">
            <text:p>0.0766095604771809</text:p>
          </table:table-cell>
          <table:table-cell table:style-name="Default" office:value-type="float" office:value="0.0565226275082625" calcext:value-type="float">
            <text:p>0.0565226275082625</text:p>
          </table:table-cell>
          <table:table-cell table:style-name="Default" office:value-type="float" office:value="0.00630529508596665" calcext:value-type="float">
            <text:p>0.00630529508596665</text:p>
          </table:table-cell>
          <table:table-cell table:style-name="Default" office:value-type="float" office:value="0.0615443607504921" calcext:value-type="float">
            <text:p>0.0615443607504921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style-name="Default" office:value-type="float" office:value="0.271041990602235" calcext:value-type="float">
            <text:p>0.271041990602235</text:p>
          </table:table-cell>
          <table:table-cell table:style-name="Default" office:value-type="float" office:value="0.109027514506753" calcext:value-type="float">
            <text:p>0.109027514506753</text:p>
          </table:table-cell>
          <table:table-cell table:style-name="Default" office:value-type="float" office:value="2.15763875446013" calcext:value-type="float">
            <text:p>2.15763875446013</text:p>
          </table:table-cell>
          <table:table-cell table:style-name="Default" office:value-type="float" office:value="0.0640455798894062" calcext:value-type="float">
            <text:p>0.0640455798894062</text:p>
          </table:table-cell>
          <table:table-cell table:style-name="Default" office:value-type="float" office:value="0.0266825247697019" calcext:value-type="float">
            <text:p>0.0266825247697019</text:p>
          </table:table-cell>
          <table:table-cell table:style-name="Default" office:value-type="float" office:value="0.040693670439591" calcext:value-type="float">
            <text:p>0.040693670439591</text:p>
          </table:table-cell>
          <table:table-cell table:style-name="Default" office:value-type="float" office:value="0.036023288549628" calcext:value-type="float">
            <text:p>0.036023288549628</text:p>
          </table:table-cell>
          <table:table-cell table:style-name="Default" office:value-type="float" office:value="0.0453640523295541" calcext:value-type="float">
            <text:p>0.0453640523295541</text:p>
          </table:table-cell>
          <table:table-cell table:style-name="Default" office:value-type="float" office:value="0.0173417609897759" calcext:value-type="float">
            <text:p>0.0173417609897759</text:p>
          </table:table-cell>
          <table:table-cell table:style-name="Default" office:value-type="float" office:value="0.00800099720984982" calcext:value-type="float">
            <text:p>0.00800099720984982</text:p>
          </table:table-cell>
          <table:table-cell table:style-name="Default" office:value-type="float" office:value="0.0126713790998129" calcext:value-type="float">
            <text:p>0.0126713790998129</text:p>
          </table:table-cell>
          <table:table-cell table:style-name="Default" office:value-type="float" office:value="0.031352906659665" calcext:value-type="float">
            <text:p>0.031352906659665</text:p>
          </table:table-cell>
          <table:table-cell table:style-name="Default" office:value-type="float" office:value="0.0593751979994432" calcext:value-type="float">
            <text:p>0.0593751979994432</text:p>
          </table:table-cell>
          <table:table-cell table:style-name="Default" office:value-type="float" office:value="0.0220121428797389" calcext:value-type="float">
            <text:p>0.0220121428797389</text:p>
          </table:table-cell>
          <table:table-cell table:style-name="Default" office:value-type="float" office:value="0.0453640523295541" calcext:value-type="float">
            <text:p>0.0453640523295541</text:p>
          </table:table-cell>
          <table:table-cell table:style-name="Default" office:value-type="float" office:value="0.00800099720984982" calcext:value-type="float">
            <text:p>0.00800099720984982</text:p>
          </table:table-cell>
          <table:table-cell table:style-name="Default" office:value-type="float" office:value="0.036023288549628" calcext:value-type="float">
            <text:p>0.036023288549628</text:p>
          </table:table-cell>
          <table:table-cell table:style-name="Default" office:value-type="float" office:value="0.0687159617793692" calcext:value-type="float">
            <text:p>0.0687159617793692</text:p>
          </table:table-cell>
          <table:table-cell table:style-name="Default" office:value-type="float" office:value="0.0126713790998129" calcext:value-type="float">
            <text:p>0.0126713790998129</text:p>
          </table:table-cell>
          <table:table-cell table:style-name="Default" office:value-type="float" office:value="0.0733863436693323" calcext:value-type="float">
            <text:p>0.0733863436693323</text:p>
          </table:table-cell>
          <table:table-cell table:style-name="Default" office:value-type="float" office:value="0.0687159617793692" calcext:value-type="float">
            <text:p>0.0687159617793692</text:p>
          </table:table-cell>
          <table:table-cell table:style-name="Default" office:value-type="float" office:value="0.0593751979994432" calcext:value-type="float">
            <text:p>0.0593751979994432</text:p>
          </table:table-cell>
          <table:table-cell table:style-name="Default" office:value-type="float" office:value="0.0220121428797389" calcext:value-type="float">
            <text:p>0.0220121428797389</text:p>
          </table:table-cell>
          <table:table-cell table:style-name="Default" office:value-type="float" office:value="0.040693670439591" calcext:value-type="float">
            <text:p>0.040693670439591</text:p>
          </table:table-cell>
          <table:table-cell table:style-name="Default" office:value-type="float" office:value="0.0733863436693323" calcext:value-type="float">
            <text:p>0.0733863436693323</text:p>
          </table:table-cell>
          <table:table-cell table:style-name="Default" office:value-type="float" office:value="0.0593751979994432" calcext:value-type="float">
            <text:p>0.0593751979994432</text:p>
          </table:table-cell>
          <table:table-cell table:style-name="Default" office:value-type="float" office:value="0.0687159617793692" calcext:value-type="float">
            <text:p>0.0687159617793692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6">
            <text:p>6-Jan-2016 :: 5-Jan-2021</text:p>
          </table:table-cell>
          <table:table-cell table:style-name="ce8" office:value-type="string" calcext:value-type="string" table:number-columns-spanned="1" table:number-rows-spanned="2">
            <text:p>MVO</text:p>
          </table:table-cell>
          <table:table-cell table:style-name="ce11" office:value-type="string" calcext:value-type="string">
            <text:p>Sharpe</text:p>
          </table:table-cell>
          <table:table-cell table:style-name="Default" office:value-type="float" office:value="29.0478770492159" calcext:value-type="float">
            <text:p>29.0478770492159</text:p>
          </table:table-cell>
          <table:table-cell table:style-name="Default" office:value-type="float" office:value="17.3472983585514" calcext:value-type="float">
            <text:p>17.3472983585514</text:p>
          </table:table-cell>
          <table:table-cell table:style-name="Default" office:value-type="float" office:value="1.4681177738931" calcext:value-type="float">
            <text:p>1.4681177738931</text:p>
          </table:table-cell>
          <table:table-cell table:style-name="Default" office:value-type="float" office:value="1.30281904751044" calcext:value-type="float">
            <text:p>1.30281904751044</text:p>
          </table:table-cell>
          <table:table-cell table:style-name="Default" office:value-type="float" office:value="5.14074493436141" calcext:value-type="float">
            <text:p>5.14074493436141</text:p>
          </table:table-cell>
          <table:table-cell table:style-name="Default" office:value-type="float" office:value="1.0004358677609" calcext:value-type="float">
            <text:p>1.0004358677609</text:p>
          </table:table-cell>
          <table:table-cell table:style-name="Default" office:value-type="float" office:value="1.2514582083911" calcext:value-type="float">
            <text:p>1.2514582083911</text:p>
          </table:table-cell>
          <table:table-cell table:style-name="Default" office:value-type="float" office:value="3.36175604423326" calcext:value-type="float">
            <text:p>3.36175604423326</text:p>
          </table:table-cell>
          <table:table-cell table:style-name="Default" office:value-type="float" office:value="0.790444306052657" calcext:value-type="float">
            <text:p>0.790444306052657</text:p>
          </table:table-cell>
          <table:table-cell table:style-name="Default" office:value-type="float" office:value="4.16338139022367" calcext:value-type="float">
            <text:p>4.16338139022367</text:p>
          </table:table-cell>
          <table:table-cell table:style-name="Default" office:value-type="float" office:value="0.857683198857532" calcext:value-type="float">
            <text:p>0.857683198857532</text:p>
          </table:table-cell>
          <table:table-cell table:style-name="Default" office:value-type="float" office:value="0.208717842289736" calcext:value-type="float">
            <text:p>0.208717842289736</text:p>
          </table:table-cell>
          <table:table-cell table:style-name="Default" office:value-type="float" office:value="9.33482745524778" calcext:value-type="float">
            <text:p>9.33482745524778</text:p>
          </table:table-cell>
          <table:table-cell table:style-name="Default" office:value-type="float" office:value="0.0244490903490445" calcext:value-type="float">
            <text:p>0.0244490903490445</text:p>
          </table:table-cell>
          <table:table-cell table:style-name="Default" office:value-type="float" office:value="3.76350935177688" calcext:value-type="float">
            <text:p>3.76350935177688</text:p>
          </table:table-cell>
          <table:table-cell table:style-name="Default" office:value-type="float" office:value="7.1732859331926" calcext:value-type="float">
            <text:p>7.1732859331926</text:p>
          </table:table-cell>
          <table:table-cell table:style-name="Default" office:value-type="float" office:value="0.344839324310678" calcext:value-type="float">
            <text:p>0.344839324310678</text:p>
          </table:table-cell>
          <table:table-cell table:style-name="Default" office:value-type="float" office:value="9.28490165406366" calcext:value-type="float">
            <text:p>9.28490165406366</text:p>
          </table:table-cell>
          <table:table-cell table:style-name="Default" office:value-type="float" office:value="0.0179984894962184" calcext:value-type="float">
            <text:p>0.0179984894962184</text:p>
          </table:table-cell>
          <table:table-cell table:style-name="Default" office:value-type="float" office:value="9.49589363728897" calcext:value-type="float">
            <text:p>9.49589363728897</text:p>
          </table:table-cell>
          <table:table-cell table:style-name="Default" office:value-type="float" office:value="10.8614597372903" calcext:value-type="float">
            <text:p>10.8614597372903</text:p>
          </table:table-cell>
          <table:table-cell table:style-name="Default" office:value-type="float" office:value="7.43963626979182" calcext:value-type="float">
            <text:p>7.43963626979182</text:p>
          </table:table-cell>
          <table:table-cell table:style-name="Default" office:value-type="float" office:value="0.696184505217197" calcext:value-type="float">
            <text:p>0.696184505217197</text:p>
          </table:table-cell>
          <table:table-cell table:style-name="Default" office:value-type="float" office:value="2.24262912457608" calcext:value-type="float">
            <text:p>2.24262912457608</text:p>
          </table:table-cell>
          <table:table-cell table:style-name="Default" office:value-type="float" office:value="9.62942816696333" calcext:value-type="float">
            <text:p>9.62942816696333</text:p>
          </table:table-cell>
          <table:table-cell table:style-name="Default" office:value-type="float" office:value="1.80301720006853" calcext:value-type="float">
            <text:p>1.80301720006853</text:p>
          </table:table-cell>
          <table:table-cell table:style-name="Default" office:value-type="float" office:value="9.81049922068618" calcext:value-type="float">
            <text:p>9.81049922068618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style-name="Default" office:value-type="float" office:value="29.0478770492159" calcext:value-type="float">
            <text:p>29.0478770492159</text:p>
          </table:table-cell>
          <table:table-cell table:style-name="Default" office:value-type="float" office:value="10.6932729581515" calcext:value-type="float">
            <text:p>10.6932729581515</text:p>
          </table:table-cell>
          <table:table-cell table:style-name="Default" office:value-type="float" office:value="2.38167277211434" calcext:value-type="float">
            <text:p>2.38167277211434</text:p>
          </table:table-cell>
          <table:table-cell table:style-name="Default" office:value-type="float" office:value="1.30281904751044" calcext:value-type="float">
            <text:p>1.30281904751044</text:p>
          </table:table-cell>
          <table:table-cell table:style-name="Default" office:value-type="float" office:value="5.14074493436141" calcext:value-type="float">
            <text:p>5.14074493436141</text:p>
          </table:table-cell>
          <table:table-cell table:style-name="Default" office:value-type="float" office:value="1.0004358677609" calcext:value-type="float">
            <text:p>1.0004358677609</text:p>
          </table:table-cell>
          <table:table-cell table:style-name="Default" office:value-type="float" office:value="1.2514582083911" calcext:value-type="float">
            <text:p>1.2514582083911</text:p>
          </table:table-cell>
          <table:table-cell table:style-name="Default" office:value-type="float" office:value="3.36175604423326" calcext:value-type="float">
            <text:p>3.36175604423326</text:p>
          </table:table-cell>
          <table:table-cell table:style-name="Default" office:value-type="float" office:value="0.790444306052657" calcext:value-type="float">
            <text:p>0.790444306052657</text:p>
          </table:table-cell>
          <table:table-cell table:style-name="Default" office:value-type="float" office:value="4.16338139022367" calcext:value-type="float">
            <text:p>4.16338139022367</text:p>
          </table:table-cell>
          <table:table-cell table:style-name="Default" office:value-type="float" office:value="0.857683198857532" calcext:value-type="float">
            <text:p>0.857683198857532</text:p>
          </table:table-cell>
          <table:table-cell table:style-name="Default" office:value-type="float" office:value="0.208717842289736" calcext:value-type="float">
            <text:p>0.208717842289736</text:p>
          </table:table-cell>
          <table:table-cell table:style-name="Default" office:value-type="float" office:value="9.33482745524778" calcext:value-type="float">
            <text:p>9.33482745524778</text:p>
          </table:table-cell>
          <table:table-cell table:style-name="Default" office:value-type="float" office:value="0.0244490903490445" calcext:value-type="float">
            <text:p>0.0244490903490445</text:p>
          </table:table-cell>
          <table:table-cell table:style-name="Default" office:value-type="float" office:value="3.76350935177688" calcext:value-type="float">
            <text:p>3.76350935177688</text:p>
          </table:table-cell>
          <table:table-cell table:style-name="Default" office:value-type="float" office:value="7.1732859331926" calcext:value-type="float">
            <text:p>7.1732859331926</text:p>
          </table:table-cell>
          <table:table-cell table:style-name="Default" office:value-type="float" office:value="0.344839324310678" calcext:value-type="float">
            <text:p>0.344839324310678</text:p>
          </table:table-cell>
          <table:table-cell table:style-name="Default" office:value-type="float" office:value="9.28490165406366" calcext:value-type="float">
            <text:p>9.28490165406366</text:p>
          </table:table-cell>
          <table:table-cell table:style-name="Default" office:value-type="float" office:value="0.0179984894962184" calcext:value-type="float">
            <text:p>0.0179984894962184</text:p>
          </table:table-cell>
          <table:table-cell table:style-name="Default" office:value-type="float" office:value="9.49589363728897" calcext:value-type="float">
            <text:p>9.49589363728897</text:p>
          </table:table-cell>
          <table:table-cell table:style-name="Default" office:value-type="float" office:value="10.8614597372903" calcext:value-type="float">
            <text:p>10.8614597372903</text:p>
          </table:table-cell>
          <table:table-cell table:style-name="Default" office:value-type="float" office:value="7.43963626979182" calcext:value-type="float">
            <text:p>7.43963626979182</text:p>
          </table:table-cell>
          <table:table-cell table:style-name="Default" office:value-type="float" office:value="0.696184505217197" calcext:value-type="float">
            <text:p>0.696184505217197</text:p>
          </table:table-cell>
          <table:table-cell table:style-name="Default" office:value-type="float" office:value="2.24262912457608" calcext:value-type="float">
            <text:p>2.24262912457608</text:p>
          </table:table-cell>
          <table:table-cell table:style-name="Default" office:value-type="float" office:value="9.62942816696333" calcext:value-type="float">
            <text:p>9.62942816696333</text:p>
          </table:table-cell>
          <table:table-cell table:style-name="Default" office:value-type="float" office:value="1.80301720006853" calcext:value-type="float">
            <text:p>1.80301720006853</text:p>
          </table:table-cell>
          <table:table-cell table:style-name="Default" office:value-type="float" office:value="9.81049922068618" calcext:value-type="float">
            <text:p>9.81049922068618</text:p>
          </table:table-cell>
          <table:table-cell table:number-columns-repeated="994"/>
        </table:table-row>
        <table:table-row table:style-name="ro2">
          <table:covered-table-cell table:style-name="ce17"/>
          <table:table-cell table:style-name="ce6" office:value-type="string" calcext:value-type="string" table:number-columns-spanned="1" table:number-rows-spanned="2">
            <text:p>PSO</text:p>
          </table:table-cell>
          <table:table-cell table:style-name="ce11" office:value-type="string" calcext:value-type="string">
            <text:p>Sharpe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19.2301846064982" calcext:value-type="float">
            <text:p>19.2301846064982</text:p>
          </table:table-cell>
          <table:table-cell table:style-name="Default" office:value-type="float" office:value="1.43628366368707" calcext:value-type="float">
            <text:p>1.43628366368707</text:p>
          </table:table-cell>
          <table:table-cell table:style-name="Default" office:value-type="float" office:value="0.0246123216728298" calcext:value-type="float">
            <text:p>0.0246123216728298</text:p>
          </table:table-cell>
          <table:table-cell table:style-name="Default" office:value-type="float" office:value="16.6975342807842" calcext:value-type="float">
            <text:p>16.6975342807842</text:p>
          </table:table-cell>
          <table:table-cell table:style-name="Default" office:value-type="float" office:value="0.376648915933998" calcext:value-type="float">
            <text:p>0.376648915933998</text:p>
          </table:table-cell>
          <table:table-cell table:style-name="Default" office:value-type="float" office:value="0.0174088801026653" calcext:value-type="float">
            <text:p>0.0174088801026653</text:p>
          </table:table-cell>
          <table:table-cell table:style-name="Default" office:value-type="float" office:value="0.0934479856535068" calcext:value-type="float">
            <text:p>0.0934479856535068</text:p>
          </table:table-cell>
          <table:table-cell table:style-name="Default" office:value-type="float" office:value="0.212388844361297" calcext:value-type="float">
            <text:p>0.212388844361297</text:p>
          </table:table-cell>
          <table:table-cell table:style-name="Default" office:value-type="float" office:value="0.00742392723394831" calcext:value-type="float">
            <text:p>0.00742392723394831</text:p>
          </table:table-cell>
          <table:table-cell table:style-name="Default" office:value-type="float" office:value="0.96375679779231" calcext:value-type="float">
            <text:p>0.96375679779231</text:p>
          </table:table-cell>
          <table:table-cell table:style-name="Default" office:value-type="float" office:value="0.0384540201043479" calcext:value-type="float">
            <text:p>0.0384540201043479</text:p>
          </table:table-cell>
          <table:table-cell table:style-name="Default" office:value-type="float" office:value="0.600602982282039" calcext:value-type="float">
            <text:p>0.600602982282039</text:p>
          </table:table-cell>
          <table:table-cell table:style-name="Default" office:value-type="float" office:value="2.86336563900503" calcext:value-type="float">
            <text:p>2.86336563900503</text:p>
          </table:table-cell>
          <table:table-cell table:style-name="Default" office:value-type="float" office:value="26.0202280263511" calcext:value-type="float">
            <text:p>26.0202280263511</text:p>
          </table:table-cell>
          <table:table-cell table:style-name="Default" office:value-type="float" office:value="3.80915119794968" calcext:value-type="float">
            <text:p>3.80915119794968</text:p>
          </table:table-cell>
          <table:table-cell table:style-name="Default" office:value-type="float" office:value="1.50978652415663" calcext:value-type="float">
            <text:p>1.50978652415663</text:p>
          </table:table-cell>
          <table:table-cell table:style-name="Default" office:value-type="float" office:value="39.0891316508651" calcext:value-type="float">
            <text:p>39.0891316508651</text:p>
          </table:table-cell>
          <table:table-cell table:style-name="Default" office:value-type="float" office:value="0.00372845878465045" calcext:value-type="float">
            <text:p>0.00372845878465045</text:p>
          </table:table-cell>
          <table:table-cell table:style-name="Default" office:value-type="float" office:value="0.256887529022123" calcext:value-type="float">
            <text:p>0.256887529022123</text:p>
          </table:table-cell>
          <table:table-cell table:style-name="Default" office:value-type="float" office:value="2.31346708968245" calcext:value-type="float">
            <text:p>2.31346708968245</text:p>
          </table:table-cell>
          <table:table-cell table:style-name="Default" office:value-type="float" office:value="1.99431585101319" calcext:value-type="float">
            <text:p>1.99431585101319</text:p>
          </table:table-cell>
          <table:table-cell table:style-name="Default" office:value-type="float" office:value="0.0713044012154897" calcext:value-type="float">
            <text:p>0.0713044012154897</text:p>
          </table:table-cell>
          <table:table-cell table:style-name="Default" office:value-type="float" office:value="0.00835933417852633" calcext:value-type="float">
            <text:p>0.00835933417852633</text:p>
          </table:table-cell>
          <table:table-cell table:style-name="Default" office:value-type="float" office:value="2.28521417935605" calcext:value-type="float">
            <text:p>2.28521417935605</text:p>
          </table:table-cell>
          <table:table-cell table:style-name="Default" office:value-type="float" office:value="0.733755837824833" calcext:value-type="float">
            <text:p>0.733755837824833</text:p>
          </table:table-cell>
          <table:table-cell table:style-name="Default" office:value-type="float" office:value="0.00902532467403502" calcext:value-type="float">
            <text:p>0.00902532467403502</text:p>
          </table:table-cell>
          <table:table-cell table:number-columns-repeated="994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 office:value-type="float" office:value="10.733126291999" calcext:value-type="float">
            <text:p>10.733126291999</text:p>
          </table:table-cell>
          <table:table-cell table:style-name="Default" office:value-type="float" office:value="2.38700256598103" calcext:value-type="float">
            <text:p>2.38700256598103</text:p>
          </table:table-cell>
          <table:table-cell table:style-name="Default" office:value-type="float" office:value="0.0093697983940492" calcext:value-type="float">
            <text:p>0.0093697983940492</text:p>
          </table:table-cell>
          <table:table-cell table:style-name="Default" office:value-type="float" office:value="0.120550359667121" calcext:value-type="float">
            <text:p>0.120550359667121</text:p>
          </table:table-cell>
          <table:table-cell table:style-name="Default" office:value-type="float" office:value="0.145694016875581" calcext:value-type="float">
            <text:p>0.145694016875581</text:p>
          </table:table-cell>
          <table:table-cell table:style-name="Default" office:value-type="float" office:value="2.36919681401442" calcext:value-type="float">
            <text:p>2.36919681401442</text:p>
          </table:table-cell>
          <table:table-cell table:style-name="Default" office:value-type="float" office:value="17.1705713832402" calcext:value-type="float">
            <text:p>17.1705713832402</text:p>
          </table:table-cell>
          <table:table-cell table:style-name="Default" office:value-type="float" office:value="0.00952933242067629" calcext:value-type="float">
            <text:p>0.00952933242067629</text:p>
          </table:table-cell>
          <table:table-cell table:style-name="Default" office:value-type="float" office:value="0.0222537331351626" calcext:value-type="float">
            <text:p>0.0222537331351626</text:p>
          </table:table-cell>
          <table:table-cell table:style-name="Default" office:value-type="float" office:value="0.175883647542808" calcext:value-type="float">
            <text:p>0.175883647542808</text:p>
          </table:table-cell>
          <table:table-cell table:style-name="Default" office:value-type="float" office:value="2.84115742669416" calcext:value-type="float">
            <text:p>2.84115742669416</text:p>
          </table:table-cell>
          <table:table-cell table:style-name="Default" office:value-type="float" office:value="0.345643653943551" calcext:value-type="float">
            <text:p>0.345643653943551</text:p>
          </table:table-cell>
          <table:table-cell table:style-name="Default" office:value-type="float" office:value="0.196762471307349" calcext:value-type="float">
            <text:p>0.196762471307349</text:p>
          </table:table-cell>
          <table:table-cell table:style-name="Default" office:value-type="float" office:value="0.00811376779022179" calcext:value-type="float">
            <text:p>0.00811376779022179</text:p>
          </table:table-cell>
          <table:table-cell table:style-name="Default" office:value-type="float" office:value="1.74066831103549" calcext:value-type="float">
            <text:p>1.74066831103549</text:p>
          </table:table-cell>
          <table:table-cell table:style-name="Default" office:value-type="float" office:value="1.96666328953489" calcext:value-type="float">
            <text:p>1.96666328953489</text:p>
          </table:table-cell>
          <table:table-cell table:style-name="Default" office:value-type="float" office:value="27.6843034407399" calcext:value-type="float">
            <text:p>27.6843034407399</text:p>
          </table:table-cell>
          <table:table-cell table:style-name="Default" office:value-type="float" office:value="0.244964710547195" calcext:value-type="float">
            <text:p>0.244964710547195</text:p>
          </table:table-cell>
          <table:table-cell table:style-name="Default" office:value-type="float" office:value="24.3861161358889" calcext:value-type="float">
            <text:p>24.3861161358889</text:p>
          </table:table-cell>
          <table:table-cell table:style-name="Default" office:value-type="float" office:value="12.0995231419852" calcext:value-type="float">
            <text:p>12.0995231419852</text:p>
          </table:table-cell>
          <table:table-cell table:style-name="Default" office:value-type="float" office:value="4.16208812830759" calcext:value-type="float">
            <text:p>4.16208812830759</text:p>
          </table:table-cell>
          <table:table-cell table:style-name="Default" office:value-type="float" office:value="0.146705863206321" calcext:value-type="float">
            <text:p>0.146705863206321</text:p>
          </table:table-cell>
          <table:table-cell table:style-name="Default" office:value-type="float" office:value="3.60227820079811" calcext:value-type="float">
            <text:p>3.60227820079811</text:p>
          </table:table-cell>
          <table:table-cell table:style-name="Default" office:value-type="float" office:value="0.0667471207211963" calcext:value-type="float">
            <text:p>0.0667471207211963</text:p>
          </table:table-cell>
          <table:table-cell table:style-name="Default" office:value-type="float" office:value="0.46957207728074" calcext:value-type="float">
            <text:p>0.46957207728074</text:p>
          </table:table-cell>
          <table:table-cell table:style-name="Default" office:value-type="float" office:value="0.0156431749290428" calcext:value-type="float">
            <text:p>0.0156431749290428</text:p>
          </table:table-cell>
          <table:table-cell table:number-columns-repeated="994"/>
        </table:table-row>
        <table:table-row table:style-name="ro2">
          <table:covered-table-cell table:style-name="ce17"/>
          <table:table-cell table:style-name="ce7" office:value-type="string" calcext:value-type="string" table:number-columns-spanned="1" table:number-rows-spanned="2">
            <text:p>ACO</text:p>
          </table:table-cell>
          <table:table-cell table:style-name="ce11" office:value-type="string" calcext:value-type="string">
            <text:p>Sharpe</text:p>
          </table:table-cell>
          <table:table-cell table:number-columns-repeated="1021"/>
        </table:table-row>
        <table:table-row table:style-name="ro2">
          <table:covered-table-cell table:number-columns-repeated="2" table:style-name="ce17"/>
          <table:table-cell table:style-name="ce12" office:value-type="string" calcext:value-type="string">
            <text:p>Sortino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21:56:33.0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21:02:44.596000000</meta:creation-date>
    <meta:generator>LibreOffice/7.2.5.2$Windows_X86_64 LibreOffice_project/499f9727c189e6ef3471021d6132d4c694f357e5</meta:generator>
    <dc:date>2022-03-15T22:14:49.186000000</dc:date>
    <meta:editing-duration>PT57M43S</meta:editing-duration>
    <meta:editing-cycles>6</meta:editing-cycles>
    <meta:document-statistic meta:table-count="1" meta:cell-count="664" meta:object-count="0"/>
  </office:meta>
</office:document-meta>
</file>